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4632in" table:align="left"/>
    </style:style>
    <style:style style:name="Table1.A" style:family="table-column">
      <style:table-column-properties style:column-width="1.0201in"/>
    </style:style>
    <style:style style:name="Table1.B" style:family="table-column">
      <style:table-column-properties style:column-width="5.443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0125in" table:align="left"/>
    </style:style>
    <style:style style:name="Table2.A" style:family="table-column">
      <style:table-column-properties style:column-width="0.684in"/>
    </style:style>
    <style:style style:name="Table2.B" style:family="table-column">
      <style:table-column-properties style:column-width="1.328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341in" table:align="left"/>
    </style:style>
    <style:style style:name="Table3.A" style:family="table-column">
      <style:table-column-properties style:column-width="0.884in"/>
    </style:style>
    <style:style style:name="Table3.B" style:family="table-column">
      <style:table-column-properties style:column-width="0.456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3354in" table:align="left"/>
    </style:style>
    <style:style style:name="Table4.A" style:family="table-column">
      <style:table-column-properties style:column-width="1.7556in"/>
    </style:style>
    <style:style style:name="Table4.B" style:family="table-column">
      <style:table-column-properties style:column-width="2.579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1.5778in"/>
    </style:style>
    <style:style style:name="Table5.B" style:family="table-column">
      <style:table-column-properties style:column-width="1.541in"/>
    </style:style>
    <style:style style:name="Table5.C" style:family="table-column">
      <style:table-column-properties style:column-width="0.9799in"/>
    </style:style>
    <style:style style:name="Table5.D" style:family="table-column">
      <style:table-column-properties style:column-width="1.0882in"/>
    </style:style>
    <style:style style:name="Table5.E" style:family="table-column">
      <style:table-column-properties style:column-width="1.5063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7931in" table:align="left"/>
    </style:style>
    <style:style style:name="Table6.A" style:family="table-column">
      <style:table-column-properties style:column-width="1.984in"/>
    </style:style>
    <style:style style:name="Table6.B" style:family="table-column">
      <style:table-column-properties style:column-width="2.809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4.4396in" table:align="left"/>
    </style:style>
    <style:style style:name="Table7.A" style:family="table-column">
      <style:table-column-properties style:column-width="1.1958in"/>
    </style:style>
    <style:style style:name="Table7.B" style:family="table-column">
      <style:table-column-properties style:column-width="3.2438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Text_20_body">
      <style:text-properties officeooo:rsid="0016432c" officeooo:paragraph-rsid="0016432c"/>
    </style:style>
    <style:style style:name="P6" style:family="paragraph" style:parent-style-name="Heading_20_2">
      <style:text-properties officeooo:paragraph-rsid="0016432c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Heading_20_2">
      <style:text-properties officeooo:rsid="0016432c" officeooo:paragraph-rsid="0016432c"/>
    </style:style>
    <style:style style:name="P9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0" style:family="paragraph" style:parent-style-name="Preformatted_20_Text">
      <style:paragraph-properties style:writing-mode="lr-tb"/>
    </style:style>
    <style:style style:name="P11" style:family="paragraph" style:parent-style-name="Preformatted_20_Text">
      <style:paragraph-properties fo:margin-top="0in" fo:margin-bottom="0.1965in" style:contextual-spacing="false" style:writing-mode="lr-tb"/>
    </style:style>
    <style:style style:name="P12" style:family="paragraph" style:parent-style-name="Quotations" style:list-style-name="L30"/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P28" style:family="paragraph" style:parent-style-name="Text_20_body" style:list-style-name="L16"/>
    <style:style style:name="P29" style:family="paragraph" style:parent-style-name="Text_20_body" style:list-style-name="L17"/>
    <style:style style:name="P30" style:family="paragraph" style:parent-style-name="Text_20_body" style:list-style-name="L18"/>
    <style:style style:name="P31" style:family="paragraph" style:parent-style-name="Text_20_body" style:list-style-name="L19"/>
    <style:style style:name="P32" style:family="paragraph" style:parent-style-name="Text_20_body" style:list-style-name="L20"/>
    <style:style style:name="P33" style:family="paragraph" style:parent-style-name="Text_20_body" style:list-style-name="L21"/>
    <style:style style:name="P34" style:family="paragraph" style:parent-style-name="Text_20_body" style:list-style-name="L22"/>
    <style:style style:name="P35" style:family="paragraph" style:parent-style-name="Text_20_body" style:list-style-name="L23"/>
    <style:style style:name="P36" style:family="paragraph" style:parent-style-name="Text_20_body" style:list-style-name="L24"/>
    <style:style style:name="P37" style:family="paragraph" style:parent-style-name="Text_20_body" style:list-style-name="L25"/>
    <style:style style:name="P38" style:family="paragraph" style:parent-style-name="Text_20_body" style:list-style-name="L26"/>
    <style:style style:name="P39" style:family="paragraph" style:parent-style-name="Text_20_body" style:list-style-name="L27"/>
    <style:style style:name="P40" style:family="paragraph" style:parent-style-name="Text_20_body" style:list-style-name="L28"/>
    <style:style style:name="P41" style:family="paragraph" style:parent-style-name="Text_20_body" style:list-style-name="L29"/>
    <style:style style:name="P42" style:family="paragraph" style:parent-style-name="Text_20_body" style:list-style-name="L30"/>
    <style:style style:name="P43" style:family="paragraph" style:parent-style-name="Text_20_body" style:list-style-name="L31"/>
    <style:style style:name="P44" style:family="paragraph" style:parent-style-name="Text_20_body" style:list-style-name="L32"/>
    <style:style style:name="P45" style:family="paragraph" style:parent-style-name="Text_20_body" style:list-style-name="L33"/>
    <style:style style:name="P46" style:family="paragraph" style:parent-style-name="Text_20_body" style:list-style-name="L34"/>
    <style:style style:name="P47" style:family="paragraph" style:parent-style-name="Text_20_body" style:list-style-name="L35"/>
    <style:style style:name="P48" style:family="paragraph" style:parent-style-name="Text_20_body" style:list-style-name="L36"/>
    <style:style style:name="P49" style:family="paragraph" style:parent-style-name="Text_20_body" style:list-style-name="L37"/>
    <style:style style:name="P50" style:family="paragraph" style:parent-style-name="Text_20_body" style:list-style-name="L38"/>
    <style:style style:name="P51" style:family="paragraph" style:parent-style-name="Text_20_body" style:list-style-name="L39"/>
    <style:style style:name="P52" style:family="paragraph" style:parent-style-name="Text_20_body">
      <style:text-properties officeooo:rsid="0016432c" officeooo:paragraph-rsid="0016432c"/>
    </style:style>
    <style:style style:name="P53" style:family="paragraph" style:parent-style-name="Text_20_body" style:list-style-name="L40"/>
    <style:style style:name="P54" style:family="paragraph" style:parent-style-name="Text_20_body" style:list-style-name="L41"/>
    <style:style style:name="P55" style:family="paragraph" style:parent-style-name="Text_20_body" style:list-style-name="L42"/>
    <style:style style:name="P56" style:family="paragraph" style:parent-style-name="Text_20_body" style:list-style-name="L43"/>
    <style:style style:name="P57" style:family="paragraph" style:parent-style-name="Text_20_body" style:list-style-name="L4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Что мы теперь знаем точно (факты, без интерпретаций)</text:h>
      <text:h text:style-name="Heading_20_3" text:outline-level="3">1️⃣ <text:span text:style-name="Source_20_Text">main()</text:span> — единственная точка входа</text:h>
      <text:p text:style-name="Text_20_body">На Linux:</text:p>
      <text:p text:style-name="P2"><text:span text:style-name="Source_20_Text">main()</text:span></text:p>
      <text:p text:style-name="Text_20_body">вызывается напрямую, и <text:span text:style-name="Strong_20_Emphasis">внутри него</text:span>:</text:p>
      <text:list text:style-name="L1">
        <text:list-item>
          <text:p text:style-name="P13">создаётся UDP-поток</text:p>
        </text:list-item>
        <text:list-item>
          <text:p text:style-name="P13">инициализируется БД (async → fallback sync)</text:p>
        </text:list-item>
        <text:list-item>
          <text:p text:style-name="P13">запускается сервер</text:p>
        </text:list-item>
        <text:list-item>
          <text:p text:style-name="P13">запускается планировщик</text:p>
        </text:list-item>
        <text:list-item>
          <text:p text:style-name="P13"><text:span text:style-name="Strong_20_Emphasis">запускается </text:span><text:span text:style-name="Strong_20_Emphasis"><text:span text:style-name="Source_20_Text">reactor.run()</text:span></text:span></text:p>
        </text:list-item>
      </text:list>
      <text:p text:style-name="Text_20_body">То есть:</text:p>
      <text:p text:style-name="Quotations">❗ <text:span text:style-name="Source_20_Text">main()</text:span> <text:span text:style-name="Strong_20_Emphasis">не возвращается никогда</text:span>, пока сервер работает</text:p>
      <text:p text:style-name="Horizontal_20_Line"/>
      <text:h text:style-name="Heading_20_3" text:outline-level="3">2️⃣ Жизненный цикл сервера (реальный)</text:h>
      <text:p text:style-name="Text_20_body">Фактический порядок такой:</text:p>
      <text:p text:style-name="P1"><text:span text:style-name="Source_20_Text">main()</text:span></text:p>
      <text:p text:style-name="P3"><text:span text:style-name="Source_20_Text"><text:s/>├─ старт UDP thread</text:span></text:p>
      <text:p text:style-name="P3"><text:span text:style-name="Source_20_Text"><text:s/>├─ readDbAsync()</text:span></text:p>
      <text:p text:style-name="P3"><text:span text:style-name="Source_20_Text"><text:s/>│ <text:s text:c="2"/>├─ success → startServer()</text:span></text:p>
      <text:p text:style-name="P3"><text:span text:style-name="Source_20_Text"><text:s/>│ <text:s text:c="2"/>└─ error <text:s text:c="2"/>→ readDb() → startServer()</text:span></text:p>
      <text:p text:style-name="P3"><text:span text:style-name="Source_20_Text"><text:s/>├─ reactor.callLater(5, scheduledUpdate)</text:span></text:p>
      <text:p text:style-name="P4"><text:span text:style-name="Source_20_Text"><text:s/>└─ reactor.run() <text:s/>← блокирующий вызов</text:span></text:p>
      <text:p text:style-name="Text_20_body">Это <text:span text:style-name="Strong_20_Emphasis">очень важно для тестов</text:span>.</text:p>
      <text:h text:style-name="Heading_20_3" text:outline-level="3">3️⃣ Это Twisted-сервер «старой школы»</text:h>
      <text:p text:style-name="Text_20_body">Признаки:</text:p>
      <text:list text:style-name="L2">
        <text:list-item>
          <text:p text:style-name="P14">глобальный <text:span text:style-name="Source_20_Text">reactor</text:span></text:p>
        </text:list-item>
        <text:list-item>
          <text:p text:style-name="P14"><text:span text:style-name="Source_20_Text">reactor.run()</text:span> внутри бизнес-функции</text:p>
        </text:list-item>
        <text:list-item>
          <text:p text:style-name="P14">побочные эффекты прямо в <text:span text:style-name="Source_20_Text">main()</text:span></text:p>
        </text:list-item>
      </text:list>
      <text:p text:style-name="Text_20_body">👉 Это <text:span text:style-name="Strong_20_Emphasis">не плохо</text:span>, просто накладывает ограничения.</text:p>
      <text:p text:style-name="Horizontal_20_Line"/>
      <text:h text:style-name="Heading_20_2" text:outline-level="2">2. Почему тесты сейчас написать нельзя (и это нормально)</text:h>
      <text:p text:style-name="Text_20_body">Если мы сейчас попробуем:</text:p>
      <text:p text:style-name="P1"><text:soft-page-break/><text:span text:style-name="Source_20_Text">def test_main():</text:span></text:p>
      <text:p text:style-name="P4"><text:span text:style-name="Source_20_Text"><text:s text:c="4"/>main()</text:span></text:p>
      <text:p text:style-name="Text_20_body">Результат:</text:p>
      <text:list text:style-name="L3">
        <text:list-item>
          <text:p text:style-name="P15">тест <text:span text:style-name="Strong_20_Emphasis">повиснет навсегда</text:span></text:p>
        </text:list-item>
        <text:list-item>
          <text:p text:style-name="P15"><text:span text:style-name="Source_20_Text">reactor.run()</text:span> заблокирует процесс</text:p>
        </text:list-item>
        <text:list-item>
          <text:p text:style-name="P15">pytest не сможет завершиться</text:p>
        </text:list-item>
      </text:list>
      <text:p text:style-name="Text_20_body">👉 Значит, <text:span text:style-name="Strong_20_Emphasis">unit-тесты </text:span><text:span text:style-name="Strong_20_Emphasis"><text:span text:style-name="Source_20_Text">main()</text:span></text:span><text:span text:style-name="Strong_20_Emphasis"> напрямую невозможны</text:span><text:line-break/>👉 И это <text:span text:style-name="Strong_20_Emphasis">ожидаемо для legacy Twisted-кода</text:span></text:p>
      <text:h text:style-name="Heading_20_2" text:outline-level="2"><text:span text:style-name="Strong_20_Emphasis">3. Правильная стратегия тестирования ДЛЯ ТЕКУЩЕГО КОДА</text:span></text:h>
      <text:p text:style-name="Text_20_body">Мы <text:span text:style-name="Strong_20_Emphasis">НЕ будем</text:span>:</text:p>
      <text:list text:style-name="L4">
        <text:list-item>
          <text:p text:style-name="P16">переписывать <text:span text:style-name="Source_20_Text">main()</text:span></text:p>
        </text:list-item>
        <text:list-item>
          <text:p text:style-name="P16">выносить <text:span text:style-name="Source_20_Text">reactor.run()</text:span></text:p>
        </text:list-item>
        <text:list-item>
          <text:p text:style-name="P16">«улучшать архитектуру»</text:p>
        </text:list-item>
      </text:list>
      <text:p text:style-name="Text_20_body">👉 Пока.</text:p>
      <text:h text:style-name="Heading_20_3" text:outline-level="3">Вместо этого мы делаем:</text:h>
      <text:h text:style-name="Heading_20_2" text:outline-level="2">🧪 <text:span text:style-name="Strong_20_Emphasis">Smoke / Characterization tests через subprocess</text:span></text:h>
      <text:p text:style-name="Text_20_body">То есть:</text:p>
      <text:list text:style-name="L5">
        <text:list-item>
          <text:p text:style-name="P17">запускать сервер <text:span text:style-name="Strong_20_Emphasis">как отдельный процесс</text:span></text:p>
        </text:list-item>
        <text:list-item>
          <text:p text:style-name="P17">проверять его поведение <text:span text:style-name="Strong_20_Emphasis">снаружи</text:span></text:p>
        </text:list-item>
        <text:list-item>
          <text:p text:style-name="P17">останавливать его <text:span text:style-name="Strong_20_Emphasis">жёстко</text:span>, но контролируемо</text:p>
        </text:list-item>
      </text:list>
      <text:p text:style-name="Text_20_body">Это <text:span text:style-name="Strong_20_Emphasis">единственный безопасный способ</text:span> на этом этапе.</text:p>
      <text:p text:style-name="Text_20_body"><text:span text:style-name="Strong_20_Emphasis"/></text:p>
      <text:h text:style-name="Heading_20_2" text:outline-level="2">1️⃣ Порт</text:h>
      <text:p text:style-name="P2"><text:span text:style-name="Source_20_Text">port = cfgInt('port', 19211)</text:span></text:p>
      <text:list text:style-name="L6">
        <text:list-item>
          <text:p text:style-name="P18">Функция <text:span text:style-name="Source_20_Text">cfgInt()</text:span> проверяет глобальный объект <text:span text:style-name="Source_20_Text">config</text:span> (скорее всего <text:span text:style-name="Source_20_Text">ConfigParser</text:span>)</text:p>
        </text:list-item>
        <text:list-item>
          <text:p text:style-name="P18">Если в секции <text:span text:style-name="Source_20_Text">[server]</text:span> есть параметр <text:span text:style-name="Source_20_Text">port</text:span>, используется он</text:p>
        </text:list-item>
        <text:list-item>
          <text:p text:style-name="P18">Иначе используется <text:span text:style-name="Strong_20_Emphasis">дефолтный порт </text:span><text:span text:style-name="Strong_20_Emphasis"><text:span text:style-name="Source_20_Text">19211</text:span></text:span></text:p>
        </text:list-item>
      </text:list>
      <text:p text:style-name="Text_20_body">✅ Значит:</text:p>
      <text:list text:style-name="L7">
        <text:list-item>
          <text:p text:style-name="P19"><text:soft-page-break/>Порт <text:span text:style-name="Strong_20_Emphasis">можно считать известным</text:span> → для теста возьмём <text:span text:style-name="Source_20_Text">19211</text:span> (или считываем из конфига, если хочешь точность)</text:p>
        </text:list-item>
        <text:list-item>
          <text:p text:style-name="P19">Сервер будет слушать этот порт на всех интерфейсах</text:p>
        </text:list-item>
      </text:list>
      <text:p text:style-name="Horizontal_20_Line"/>
      <text:h text:style-name="Heading_20_2" text:outline-level="2">2️⃣ Endpoint</text:h>
      <text:p text:style-name="P1"><text:span text:style-name="Source_20_Text">root = Root("public_html")</text:span></text:p>
      <text:p text:style-name="P3"><text:span text:style-name="Source_20_Text">webService = Master()</text:span></text:p>
      <text:p text:style-name="P3"><text:span text:style-name="Source_20_Text">workers = Workers()</text:span></text:p>
      <text:p text:style-name="P3"><text:span text:style-name="Source_20_Text">root.putChild(b'xmlrpc', webService)</text:span></text:p>
      <text:p text:style-name="P3"><text:span text:style-name="Source_20_Text">root.putChild(b'json', webService)</text:span></text:p>
      <text:p text:style-name="P3"><text:span text:style-name="Source_20_Text">root.putChild(b'workers', workers)</text:span></text:p>
      <text:p text:style-name="P4"><text:span text:style-name="Source_20_Text">reactor.listenTCP(port, server.Site(root))</text:span></text:p>
      <text:list text:style-name="L8">
        <text:list-item>
          <text:p text:style-name="P20"><text:span text:style-name="Strong_20_Emphasis">Главная страница:</text:span> объект <text:span text:style-name="Source_20_Text">Root("public_html")</text:span></text:p>
        </text:list-item>
        <text:list-item>
          <text:p text:style-name="P20"><text:span text:style-name="Source_20_Text">/xmlrpc</text:span> → <text:span text:style-name="Source_20_Text">Master()</text:span></text:p>
        </text:list-item>
        <text:list-item>
          <text:p text:style-name="P20"><text:span text:style-name="Source_20_Text">/json</text:span> → <text:span text:style-name="Source_20_Text">Master()</text:span></text:p>
        </text:list-item>
        <text:list-item>
          <text:p text:style-name="P20"><text:span text:style-name="Source_20_Text">/workers</text:span> → <text:span text:style-name="Source_20_Text">Workers()</text:span></text:p>
        </text:list-item>
      </text:list>
      <text:p text:style-name="Text_20_body">✅ Значит:</text:p>
      <text:list text:style-name="L9">
        <text:list-item>
          <text:p text:style-name="P21">Можно проверить простой endpoint <text:span text:style-name="Source_20_Text">/</text:span> (главная) → класс <text:span text:style-name="Source_20_Text">Root</text:span></text:p>
        </text:list-item>
        <text:list-item>
          <text:p text:style-name="P21">Также можно тестировать <text:span text:style-name="Source_20_Text">/xmlrpc</text:span>, <text:span text:style-name="Source_20_Text">/json</text:span>, <text:span text:style-name="Source_20_Text">/workers</text:span></text:p>
        </text:list-item>
      </text:list>
      <text:p text:style-name="Text_20_body">Для первого smoke test хватит <text:span text:style-name="Strong_20_Emphasis">главной страницы </text:span><text:span text:style-name="Strong_20_Emphasis"><text:span text:style-name="Source_20_Text">/</text:span></text:span>, чтобы просто убедиться, что сервер запустился и отдаёт HTTP 200.</text:p>
      <text:p text:style-name="Horizontal_20_Line"/>
      <text:h text:style-name="Heading_20_2" text:outline-level="2">3️⃣ Стратегия первого теста</text:h>
      <text:list text:style-name="L10">
        <text:list-item>
          <text:p text:style-name="P22"><text:span text:style-name="Strong_20_Emphasis">Запуск сервера в subprocess</text:span></text:p>
        </text:list-item>
        <text:list-item>
          <text:p text:style-name="P22">Ждать пару секунд, пока Twisted поднимет reactor</text:p>
        </text:list-item>
        <text:list-item>
          <text:p text:style-name="P22">Делать HTTP GET на <text:span text:style-name="Source_20_Text">http://localhost:19211/</text:span></text:p>
        </text:list-item>
        <text:list-item>
          <text:p text:style-name="P22">Проверять, что получен <text:span text:style-name="Strong_20_Emphasis">HTTP 200</text:span></text:p>
        </text:list-item>
        <text:list-item>
          <text:p text:style-name="P22">Останавливать процесс сервера</text:p>
        </text:list-item>
      </text:list>
      <text:p text:style-name="Quotations">Этот тест <text:span text:style-name="Strong_20_Emphasis">не зависит от внутреннего кода</text:span>, можно запускать после каждого изменения.</text:p>
      <text:h text:style-name="Heading_20_2" text:outline-level="2">1️⃣ Endpoint для теста</text:h>
      <text:list text:style-name="L11">
        <text:list-item>
          <text:p text:style-name="P23">Главная страница <text:span text:style-name="Source_20_Text">/</text:span> → класс <text:span text:style-name="Source_20_Text">Root("public_html")</text:span></text:p>
        </text:list-item>
        <text:list-item>
          <text:p text:style-name="P23">Подресурсы: <text:span text:style-name="Source_20_Text">/xmlrpc</text:span>, <text:span text:style-name="Source_20_Text">/json</text:span>, <text:span text:style-name="Source_20_Text">/workers</text:span></text:p>
        </text:list-item>
      </text:list>
      <text:p text:style-name="Text_20_body"><text:soft-page-break/>Для первого <text:span text:style-name="Strong_20_Emphasis">smoke test</text:span> хватит <text:span text:style-name="Strong_20_Emphasis">главной страницы </text:span><text:span text:style-name="Strong_20_Emphasis"><text:span text:style-name="Source_20_Text">/</text:span></text:span>, чтобы убедиться, что сервер запускается и отвечает HTTP 200.</text:p>
      <text:p text:style-name="Horizontal_20_Line"/>
      <text:h text:style-name="Heading_20_2" text:outline-level="2">2️⃣ Что мы знаем для теста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Параметр</text:p>
            </table:table-cell>
            <table:table-cell table:style-name="Table1.A1" office:value-type="string">
              <text:p text:style-name="Table_20_Heading">Значение</text:p>
            </table:table-cell>
          </table:table-row>
        </table:table-header-rows>
        <table:table-row>
          <table:table-cell table:style-name="Table1.A1" office:value-type="string">
            <text:p text:style-name="Table_20_Contents">Порт</text:p>
          </table:table-cell>
          <table:table-cell table:style-name="Table1.A1" office:value-type="string">
            <text:p text:style-name="Table_20_Contents">19211 (из coalition.ini)</text:p>
          </table:table-cell>
        </table:table-row>
        <table:table-row>
          <table:table-cell table:style-name="Table1.A1" office:value-type="string">
            <text:p text:style-name="Table_20_Contents">Endpoint</text:p>
          </table:table-cell>
          <table:table-cell table:style-name="Table1.A1" office:value-type="string">
            <text:p text:style-name="Table_20_Contents"><text:span text:style-name="Source_20_Text">/</text:span> (Root)</text:p>
          </table:table-cell>
        </table:table-row>
        <table:table-row>
          <table:table-cell table:style-name="Table1.A1" office:value-type="string">
            <text:p text:style-name="Table_20_Contents">Запуск</text:p>
          </table:table-cell>
          <table:table-cell table:style-name="Table1.A1" office:value-type="string">
            <text:p text:style-name="Table_20_Contents"><text:span text:style-name="Source_20_Text">python server.py</text:span> → вызывает <text:span text:style-name="Source_20_Text">main()</text:span> → <text:span text:style-name="Source_20_Text">reactor.run()</text:span></text:p>
          </table:table-cell>
        </table:table-row>
        <table:table-row>
          <table:table-cell table:style-name="Table1.A1" office:value-type="string">
            <text:p text:style-name="Table_20_Contents">Особенности</text:p>
          </table:table-cell>
          <table:table-cell table:style-name="Table1.A1" office:value-type="string">
            <text:p text:style-name="Table_20_Contents">Twisted, блокирующий reactor, нельзя вызывать main() напрямую в unit-test</text:p>
          </table:table-cell>
        </table:table-row>
      </table:table>
      <text:p text:style-name="Horizontal_20_Line"/>
      <text:h text:style-name="Heading_20_2" text:outline-level="2">3️⃣ Стратегия теста</text:h>
      <text:p text:style-name="Text_20_body">Мы используем <text:span text:style-name="Strong_20_Emphasis">subprocess-based characterization test</text:span>:</text:p>
      <text:list text:style-name="L12">
        <text:list-item>
          <text:p text:style-name="P24">Запускаем <text:span text:style-name="Source_20_Text">python server.py</text:span> как отдельный процесс</text:p>
        </text:list-item>
        <text:list-item>
          <text:p text:style-name="P24">Ждём пару секунд, пока Twisted поднимет сервер</text:p>
        </text:list-item>
        <text:list-item>
          <text:p text:style-name="P24">Делаем HTTP GET на <text:span text:style-name="Source_20_Text">http://localhost:19211/</text:span></text:p>
        </text:list-item>
        <text:list-item>
          <text:p text:style-name="P24">Проверяем, что получаем <text:span text:style-name="Strong_20_Emphasis">HTTP 200</text:span></text:p>
        </text:list-item>
        <text:list-item>
          <text:p text:style-name="P24">Корректно останавливаем процесс сервера (kill)</text:p>
        </text:list-item>
      </text:list>
      <text:p text:style-name="Text_20_body">✅ Это безопасно, можно запускать после любого изменения.</text:p>
      <text:h text:style-name="Heading_20_2" text:outline-level="2">1️⃣ Определение</text:h>
      <text:p text:style-name="Text_20_body"><text:span text:style-name="Strong_20_Emphasis">Endpoint</text:span> в веб-разработке — это <text:span text:style-name="Strong_20_Emphasis">адрес, по которому клиент может обратиться к серверу, чтобы получить данные или вызвать какую-то функцию</text:span>.</text:p>
      <text:p text:style-name="Text_20_body">Примеры:</text:p>
      <text:list text:style-name="L13">
        <text:list-item>
          <text:p text:style-name="P25"><text:span text:style-name="Source_20_Text">http://localhost:19211/</text:span> → главная страница сервера</text:p>
        </text:list-item>
        <text:list-item>
          <text:p text:style-name="P25"><text:span text:style-name="Source_20_Text">http://localhost:19211/json</text:span> → ресурс JSON</text:p>
        </text:list-item>
        <text:list-item>
          <text:p text:style-name="P25"><text:span text:style-name="Source_20_Text">http://localhost:19211/xmlrpc</text:span> → ресурс XML-RPC</text:p>
        </text:list-item>
      </text:list>
      <text:p text:style-name="Text_20_body">То есть <text:span text:style-name="Strong_20_Emphasis">endpoint = конкретный URL, на который можно отправить HTTP-запрос</text:span>.</text:p>
      <text:p text:style-name="Horizontal_20_Line"/>
      <text:h text:style-name="Heading_20_2" text:outline-level="2">2️⃣ Пример с сервером Twisted</text:h>
      <text:p text:style-name="Text_20_body">В твоём коде:</text:p>
      <text:p text:style-name="P1"><text:span text:style-name="Source_20_Text">root = Root("public_html")</text:span></text:p>
      <text:p text:style-name="P3"><text:span text:style-name="Source_20_Text">webService = Master()</text:span></text:p>
      <text:p text:style-name="P3"><text:span text:style-name="Source_20_Text">workers = Workers()</text:span></text:p>
      <text:p text:style-name="P3"/>
      <text:p text:style-name="P3"><text:soft-page-break/><text:span text:style-name="Source_20_Text">root.putChild(b'xmlrpc', webService)</text:span></text:p>
      <text:p text:style-name="P3"><text:span text:style-name="Source_20_Text">root.putChild(b'json', webService)</text:span></text:p>
      <text:p text:style-name="P3"><text:span text:style-name="Source_20_Text">root.putChild(b'workers', workers)</text:span></text:p>
      <text:p text:style-name="P4"><text:span text:style-name="Source_20_Text">reactor.listenTCP(port, server.Site(root))</text:span></text:p>
      <text:list text:style-name="L14">
        <text:list-item>
          <text:p text:style-name="P26"><text:span text:style-name="Source_20_Text">/</text:span> → класс <text:span text:style-name="Source_20_Text">Root("public_html")</text:span></text:p>
        </text:list-item>
        <text:list-item>
          <text:p text:style-name="P26"><text:span text:style-name="Source_20_Text">/xmlrpc</text:span> → класс <text:span text:style-name="Source_20_Text">Master()</text:span></text:p>
        </text:list-item>
        <text:list-item>
          <text:p text:style-name="P26"><text:span text:style-name="Source_20_Text">/json</text:span> → класс <text:span text:style-name="Source_20_Text">Master()</text:span></text:p>
        </text:list-item>
        <text:list-item>
          <text:p text:style-name="P26"><text:span text:style-name="Source_20_Text">/workers</text:span> → класс <text:span text:style-name="Source_20_Text">Workers()</text:span></text:p>
        </text:list-item>
      </text:list>
      <text:p text:style-name="Text_20_body">Каждый из этих URL — <text:span text:style-name="Strong_20_Emphasis">endpoint</text:span>.<text:line-break/>Ты можешь делать HTTP GET или POST на любой из них.</text:p>
      <text:p text:style-name="Horizontal_20_Line"/>
      <text:h text:style-name="Heading_20_2" text:outline-level="2">3️⃣ Почему это важно для тестов</text:h>
      <text:p text:style-name="Text_20_body">Когда мы пишем первый smoke test:</text:p>
      <text:list text:style-name="L15">
        <text:list-item>
          <text:p text:style-name="P27">Нам нужен <text:span text:style-name="Strong_20_Emphasis">endpoint, который точно работает</text:span></text:p>
        </text:list-item>
        <text:list-item>
          <text:p text:style-name="P27">Мы делаем GET <text:span text:style-name="Source_20_Text">/</text:span> на <text:span text:style-name="Source_20_Text">http://localhost:19211/</text:span></text:p>
        </text:list-item>
        <text:list-item>
          <text:p text:style-name="P27">Проверяем, что сервер отвечает <text:span text:style-name="Strong_20_Emphasis">HTTP 200 OK</text:span></text:p>
        </text:list-item>
      </text:list>
      <text:p text:style-name="Text_20_body">Потом, когда добавим больше тестов, можно проверять:</text:p>
      <text:list text:style-name="L16">
        <text:list-item>
          <text:p text:style-name="P28"><text:span text:style-name="Source_20_Text">/xmlrpc</text:span> → правильные ответы XML</text:p>
        </text:list-item>
        <text:list-item>
          <text:p text:style-name="P28"><text:span text:style-name="Source_20_Text">/json</text:span> → правильный JSON</text:p>
        </text:list-item>
        <text:list-item>
          <text:p text:style-name="P28"><text:span text:style-name="Source_20_Text">/workers</text:span> → правильный список рабочих</text:p>
        </text:list-item>
      </text:list>
      <text:p text:style-name="Text_20_body">То есть <text:span text:style-name="Strong_20_Emphasis">endpoint = точка входа к функционалу сервера через HTTP</text:span>.</text:p>
      <text:p text:style-name="Text_20_body"/>
      <text:h text:style-name="Heading_20_2" text:outline-level="2">✅ Правильная стратегия тестирования</text:h>
      <text:p text:style-name="Text_20_body">Мы должны проверять <text:span text:style-name="Strong_20_Emphasis">разное поведение для разных типов endpoint’ов</text:span>.</text:p>
      <text:h text:style-name="Heading_20_3" text:outline-level="3">✔️ Статические / простые endpoint’ы</text:h>
      <text:p text:style-name="Text_20_body">Ожидаем <text:span text:style-name="Source_20_Text">200</text:span></text:p>
      <text:h text:style-name="Heading_20_3" text:outline-level="3">✔️ RPC endpoint’ы</text:h>
      <text:p text:style-name="Text_20_body">Ожидаем:</text:p>
      <text:list text:style-name="L17">
        <text:list-item>
          <text:p text:style-name="P29"><text:span text:style-name="Source_20_Text">200</text:span></text:p>
        </text:list-item>
        <text:list-item>
          <text:p text:style-name="P29"><text:span text:style-name="Strong_20_Emphasis">или</text:span> <text:span text:style-name="Source_20_Text">400</text:span></text:p>
        </text:list-item>
        <text:list-item>
          <text:p text:style-name="P29"><text:span text:style-name="Strong_20_Emphasis">или</text:span> <text:span text:style-name="Source_20_Text">405</text:span></text:p>
        </text:list-item>
      </text:list>
      <text:p text:style-name="Text_20_body"><text:soft-page-break/>Главное:</text:p>
      <text:list text:style-name="L18">
        <text:list-item>
          <text:p text:style-name="P30"><text:span text:style-name="Strong_20_Emphasis">не 404</text:span></text:p>
        </text:list-item>
        <text:list-item>
          <text:p text:style-name="P30"><text:span text:style-name="Strong_20_Emphasis">не 500</text:span></text:p>
        </text:list-item>
        <text:list-item>
          <text:p text:style-name="P30"><text:span text:style-name="Strong_20_Emphasis">не ConnectionError</text:span></text:p>
        </text:list-item>
      </text:list>
      <text:p text:style-name="Text_20_body"/>
      <text:h text:style-name="Heading_20_2" text:outline-level="2">✅ Правильная модель сервера (фиксируем)</text:h>
      <text:p text:style-name="Text_20_body"><text:span text:style-name="Strong_20_Emphasis">Этот сервер:</text:span></text:p>
      <text:list text:style-name="L19">
        <text:list-item>
          <text:p text:style-name="P31"><text:span text:style-name="Strong_20_Emphasis">не REST</text:span></text:p>
        </text:list-item>
        <text:list-item>
          <text:p text:style-name="P31"><text:span text:style-name="Strong_20_Emphasis">не предоставляет GET API</text:span></text:p>
        </text:list-item>
        <text:list-item>
          <text:p text:style-name="P31">использует:</text:p>
          <text:list>
            <text:list-item>
              <text:p text:style-name="P31">POST / RPC</text:p>
            </text:list-item>
            <text:list-item>
              <text:p text:style-name="P31">XML-RPC / JSON-RPC</text:p>
            </text:list-item>
            <text:list-item>
              <text:p text:style-name="P31">stateless handlers</text:p>
            </text:list-item>
          </text:list>
        </text:list-item>
      </text:list>
      <text:p text:style-name="Text_20_body"/>
      <text:h text:style-name="Heading_20_2" text:outline-level="2">1️⃣ Что такое REST-based сервер (простыми словами)</text:h>
      <text:p text:style-name="Text_20_body"><text:span text:style-name="Strong_20_Emphasis">REST</text:span> — это стиль проектирования HTTP-API.</text:p>
      <text:p text:style-name="Text_20_body">REST-based сервер обычно означает:</text:p>
      <text:h text:style-name="Heading_20_3" text:outline-level="3">🔹 1. Используются HTTP-методы по назначению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Метод</text:p>
            </table:table-cell>
            <table:table-cell table:style-name="Table2.A1" office:value-type="string">
              <text:p text:style-name="Table_20_Heading">Смысл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GET</text:span></text:p>
          </table:table-cell>
          <table:table-cell table:style-name="Table2.A1" office:value-type="string">
            <text:p text:style-name="Table_20_Contents">получить данные</text:p>
          </table:table-cell>
        </table:table-row>
        <table:table-row>
          <table:table-cell table:style-name="Table2.A1" office:value-type="string">
            <text:p text:style-name="Table_20_Contents"><text:span text:style-name="Source_20_Text">POST</text:span></text:p>
          </table:table-cell>
          <table:table-cell table:style-name="Table2.A1" office:value-type="string">
            <text:p text:style-name="Table_20_Contents">создать</text:p>
          </table:table-cell>
        </table:table-row>
        <table:table-row>
          <table:table-cell table:style-name="Table2.A1" office:value-type="string">
            <text:p text:style-name="Table_20_Contents"><text:span text:style-name="Source_20_Text">PUT</text:span></text:p>
          </table:table-cell>
          <table:table-cell table:style-name="Table2.A1" office:value-type="string">
            <text:p text:style-name="Table_20_Contents">заменить</text:p>
          </table:table-cell>
        </table:table-row>
        <table:table-row>
          <table:table-cell table:style-name="Table2.A1" office:value-type="string">
            <text:p text:style-name="Table_20_Contents"><text:span text:style-name="Source_20_Text">PATCH</text:span></text:p>
          </table:table-cell>
          <table:table-cell table:style-name="Table2.A1" office:value-type="string">
            <text:p text:style-name="Table_20_Contents">изменить</text:p>
          </table:table-cell>
        </table:table-row>
        <table:table-row>
          <table:table-cell table:style-name="Table2.A1" office:value-type="string">
            <text:p text:style-name="Table_20_Contents"><text:span text:style-name="Source_20_Text">DELETE</text:span></text:p>
          </table:table-cell>
          <table:table-cell table:style-name="Table2.A1" office:value-type="string">
            <text:p text:style-name="Table_20_Contents">удалить</text:p>
          </table:table-cell>
        </table:table-row>
      </table:table>
      <text:p text:style-name="Text_20_body"/>
      <text:h text:style-name="Heading_20_3" text:outline-level="3">🔹 2. URL = ресурс</text:h>
      <text:p text:style-name="Text_20_body">Примеры REST:</text:p>
      <text:p text:style-name="P1"><text:span text:style-name="Source_20_Text">GET <text:s text:c="3"/>/workers <text:s text:c="7"/>→ список workers</text:span></text:p>
      <text:p text:style-name="P3"><text:span text:style-name="Source_20_Text">GET <text:s text:c="3"/>/workers/123 <text:s text:c="3"/>→ worker #123</text:span></text:p>
      <text:p text:style-name="P3"><text:span text:style-name="Source_20_Text">POST <text:s text:c="2"/>/workers <text:s text:c="7"/>→ создать worker</text:span></text:p>
      <text:p text:style-name="P4"><text:span text:style-name="Source_20_Text">DELETE /workers/123 <text:s text:c="3"/>→ удалить worker</text:span></text:p>
      <text:p text:style-name="Horizontal_20_Line"/>
      <text:h text:style-name="Heading_20_3" text:outline-level="3"><text:soft-page-break/>🔹 3. Формат — JSON (обычно)</text:h>
      <text:p text:style-name="P1"><text:span text:style-name="Source_20_Text">GET /workers</text:span></text:p>
      <text:p text:style-name="P3"><text:span text:style-name="Source_20_Text">→ 200 OK</text:span></text:p>
      <text:p text:style-name="P4"><text:span text:style-name="Source_20_Text">→ application/json</text:span></text:p>
      <text:p text:style-name="Horizontal_20_Line"/>
      <text:h text:style-name="Heading_20_3" text:outline-level="3">🔹 4. GET почти всегда разрешён</text:h>
      <text:p text:style-name="Text_20_body">Если ты открываешь endpoint в браузере — <text:span text:style-name="Strong_20_Emphasis">он обычно отвечает</text:span>.</text:p>
      <text:p text:style-name="Horizontal_20_Line"/>
      <text:h text:style-name="Heading_20_2" text:outline-level="2">2️⃣ Что НЕ является REST</text:h>
      <text:h text:style-name="Heading_20_3" text:outline-level="3">❌ RPC (Remote Procedure Call)</text:h>
      <text:p text:style-name="Text_20_body">RPC-подход:</text:p>
      <text:p text:style-name="P1"><text:span text:style-name="Source_20_Text">POST /json</text:span></text:p>
      <text:p text:style-name="P3"><text:span text:style-name="Source_20_Text">{</text:span></text:p>
      <text:p text:style-name="P3"><text:span text:style-name="Source_20_Text"><text:s text:c="2"/>"method": "addWorker",</text:span></text:p>
      <text:p text:style-name="P3"><text:span text:style-name="Source_20_Text"><text:s text:c="2"/>"params": {...}</text:span></text:p>
      <text:p text:style-name="P4"><text:span text:style-name="Source_20_Text">}</text:span></text:p>
      <text:p text:style-name="Text_20_body">или</text:p>
      <text:p text:style-name="P1"><text:span text:style-name="Source_20_Text">POST /xmlrpc</text:span></text:p>
      <text:p text:style-name="P4"><text:span text:style-name="Source_20_Text">&lt;methodCall&gt;...&lt;/methodCall&gt;</text:span></text:p>
      <text:p text:style-name="Text_20_body">Здесь:</text:p>
      <text:list text:style-name="L20">
        <text:list-item>
          <text:p text:style-name="P32">URL <text:span text:style-name="Strong_20_Emphasis">не ресурс</text:span></text:p>
        </text:list-item>
        <text:list-item>
          <text:p text:style-name="P32">URL = <text:span text:style-name="Strong_20_Emphasis">вход в API</text:span></text:p>
        </text:list-item>
        <text:list-item>
          <text:p text:style-name="P32">смысл запроса — в теле</text:p>
        </text:list-item>
      </text:list>
      <text:p text:style-name="Horizontal_20_Line"/>
      <text:h text:style-name="Heading_20_2" text:outline-level="2">3️⃣ Теперь — смотрим на ТВОЙ сервер</text:h>
      <text:h text:style-name="Heading_20_3" text:outline-level="3">🔍 1. Как объявляются endpoint’ы</text:h>
      <text:p text:style-name="P1"><text:span text:style-name="Source_20_Text">root.putChild(b'json', webService)</text:span></text:p>
      <text:p text:style-name="P3"><text:span text:style-name="Source_20_Text">root.putChild(b'xmlrpc', webService)</text:span></text:p>
      <text:p text:style-name="P4"><text:span text:style-name="Source_20_Text">root.putChild(b'workers', workers)</text:span></text:p>
      <text:p text:style-name="Text_20_body">❗ Уже здесь видно:</text:p>
      <text:list text:style-name="L21">
        <text:list-item>
          <text:p text:style-name="P33"><text:span text:style-name="Source_20_Text">/json</text:span> — не ресурс</text:p>
        </text:list-item>
        <text:list-item>
          <text:p text:style-name="P33"><text:span text:style-name="Source_20_Text">/xmlrpc</text:span> — не ресурс</text:p>
        </text:list-item>
        <text:list-item>
          <text:p text:style-name="P33">это <text:span text:style-name="Strong_20_Emphasis">точки входа</text:span>, а не данные</text:p>
        </text:list-item>
      </text:list>
      <text:p text:style-name="Horizontal_20_Line"/>
      <text:h text:style-name="Heading_20_3" text:outline-level="3"><text:soft-page-break/>🔍 2. Поведение при GET</text:h>
      <text:p text:style-name="Text_20_body">Факты из тестов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Endpoint</text:p>
            </table:table-cell>
            <table:table-cell table:style-name="Table3.A1" office:value-type="string">
              <text:p text:style-name="Table_20_Heading">GET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/</text:span></text:p>
          </table:table-cell>
          <table:table-cell table:style-name="Table3.A1" office:value-type="string">
            <text:p text:style-name="Table_20_Contents">200</text:p>
          </table:table-cell>
        </table:table-row>
        <table:table-row>
          <table:table-cell table:style-name="Table3.A1" office:value-type="string">
            <text:p text:style-name="Table_20_Contents"><text:span text:style-name="Source_20_Text">/workers</text:span></text:p>
          </table:table-cell>
          <table:table-cell table:style-name="Table3.A1" office:value-type="string">
            <text:p text:style-name="Table_20_Contents">405</text:p>
          </table:table-cell>
        </table:table-row>
        <table:table-row>
          <table:table-cell table:style-name="Table3.A1" office:value-type="string">
            <text:p text:style-name="Table_20_Contents"><text:span text:style-name="Source_20_Text">/json</text:span></text:p>
          </table:table-cell>
          <table:table-cell table:style-name="Table3.A1" office:value-type="string">
            <text:p text:style-name="Table_20_Contents">405</text:p>
          </table:table-cell>
        </table:table-row>
        <table:table-row>
          <table:table-cell table:style-name="Table3.A1" office:value-type="string">
            <text:p text:style-name="Table_20_Contents"><text:span text:style-name="Source_20_Text">/xmlrpc</text:span></text:p>
          </table:table-cell>
          <table:table-cell table:style-name="Table3.A1" office:value-type="string">
            <text:p text:style-name="Table_20_Contents">405</text:p>
          </table:table-cell>
        </table:table-row>
      </table:table>
      <text:p text:style-name="Text_20_body">📌 В REST-сервере:</text:p>
      <text:list text:style-name="L22">
        <text:list-item>
          <text:p text:style-name="P34"><text:span text:style-name="Source_20_Text">/workers</text:span> <text:span text:style-name="Strong_20_Emphasis">обязан</text:span> поддерживать <text:span text:style-name="Source_20_Text">GET</text:span></text:p>
        </text:list-item>
      </text:list>
      <text:p text:style-name="Text_20_body">📌 У тебя:</text:p>
      <text:list text:style-name="L23">
        <text:list-item>
          <text:p text:style-name="P35"><text:span text:style-name="Source_20_Text">/workers</text:span> <text:span text:style-name="Strong_20_Emphasis">отказывает</text:span></text:p>
        </text:list-item>
      </text:list>
      <text:p text:style-name="Text_20_body">👉 <text:span text:style-name="Strong_20_Emphasis">Это решающий признак</text:span></text:p>
      <text:p text:style-name="Horizontal_20_Line"/>
      <text:h text:style-name="Heading_20_3" text:outline-level="3">🔍 3. Twisted Resource поведение</text:h>
      <text:p text:style-name="Text_20_body">В Twisted:</text:p>
      <text:list text:style-name="L24">
        <text:list-item>
          <text:p text:style-name="P36">если нет <text:span text:style-name="Source_20_Text">render_GET()</text:span> → <text:span text:style-name="Strong_20_Emphasis">405</text:span></text:p>
        </text:list-item>
        <text:list-item>
          <text:p text:style-name="P36">если это REST → <text:span text:style-name="Source_20_Text">render_GET</text:span> есть</text:p>
        </text:list-item>
        <text:list-item>
          <text:p text:style-name="P36">у тебя <text:span text:style-name="Source_20_Text">Workers</text:span> <text:span text:style-name="Strong_20_Emphasis">не реализует </text:span><text:span text:style-name="Strong_20_Emphasis"><text:span text:style-name="Source_20_Text">render_GET</text:span></text:span></text:p>
        </text:list-item>
      </text:list>
      <text:p text:style-name="Text_20_body">Это значит:</text:p>
      <text:p text:style-name="Quotations">Workers — не REST-resource, а RPC-handler</text:p>
      <text:p text:style-name="Horizontal_20_Line"/>
      <text:h text:style-name="Heading_20_3" text:outline-level="3">🔍 4. Исторический контекст (важно)</text:h>
      <text:p text:style-name="Text_20_body">Твой код:</text:p>
      <text:list text:style-name="L25">
        <text:list-item>
          <text:p text:style-name="P37">использует <text:span text:style-name="Strong_20_Emphasis">Twisted</text:span></text:p>
        </text:list-item>
        <text:list-item>
          <text:p text:style-name="P37">использует <text:span text:style-name="Strong_20_Emphasis">XML-RPC</text:span></text:p>
        </text:list-item>
        <text:list-item>
          <text:p text:style-name="P37">использует <text:span text:style-name="Strong_20_Emphasis">JSON-RPC</text:span></text:p>
        </text:list-item>
        <text:list-item>
          <text:p text:style-name="P37">имеет один процесс, один reactor</text:p>
        </text:list-item>
      </text:list>
      <text:p text:style-name="Text_20_body">Это <text:span text:style-name="Strong_20_Emphasis">классическая архитектура 2008–2015 годов</text:span>:</text:p>
      <text:p text:style-name="Quotations">"Один HTTP endpoint → много команд внутри"</text:p>
      <text:p text:style-name="Text_20_body">REST стал доминирующим <text:span text:style-name="Strong_20_Emphasis">позже</text:span>.</text:p>
      <text:p text:style-name="Horizontal_20_Line"/>
      <text:h text:style-name="Heading_20_2" text:outline-level="2"><text:soft-page-break/>4️⃣ Как мы пришли к выводу (по шагам)</text:h>
      <text:list text:style-name="L26">
        <text:list-item>
          <text:p text:style-name="P38">❓ Мы <text:span text:style-name="Strong_20_Emphasis">не предполагали</text:span>, что сервер не REST</text:p>
        </text:list-item>
        <text:list-item>
          <text:p text:style-name="P38">🧪 Мы написали тест</text:p>
        </text:list-item>
        <text:list-item>
          <text:p text:style-name="P38">❌ GET вернул 405</text:p>
        </text:list-item>
        <text:list-item>
          <text:p text:style-name="P38">❌ Это повторилось <text:span text:style-name="Strong_20_Emphasis">на нескольких endpoint’ах</text:span></text:p>
        </text:list-item>
        <text:list-item>
          <text:p text:style-name="P38">🔍 Мы посмотрели на код (<text:span text:style-name="Source_20_Text">putChild</text:span>, отсутствие <text:span text:style-name="Source_20_Text">render_GET</text:span>)</text:p>
        </text:list-item>
        <text:list-item>
          <text:p text:style-name="P38">📌 Сделали вывод <text:span text:style-name="Strong_20_Emphasis">по фактам</text:span>, не по теории</text:p>
        </text:list-item>
      </text:list>
      <text:p text:style-name="Quotations"><text:span text:style-name="Strong_20_Emphasis">Это не мнение — это наблюдаемое поведение</text:span></text:p>
      <text:p text:style-name="Horizontal_20_Line"/>
      <text:h text:style-name="Heading_20_2" text:outline-level="2">5️⃣ Коротко — в одном абзаце</text:h>
      <text:p text:style-name="Text_20_body">Твой сервер <text:span text:style-name="Strong_20_Emphasis">не REST-based</text:span>, потому что:</text:p>
      <text:list text:style-name="L27">
        <text:list-item>
          <text:p text:style-name="P39">endpoint’ы не представляют ресурсы</text:p>
        </text:list-item>
        <text:list-item>
          <text:p text:style-name="P39">GET не используется для получения данных</text:p>
        </text:list-item>
        <text:list-item>
          <text:p text:style-name="P39">API реализовано через RPC (JSON-RPC / XML-RPC)</text:p>
        </text:list-item>
        <text:list-item>
          <text:p text:style-name="P39"><text:span text:style-name="Source_20_Text">/workers</text:span> — не коллекция, а обработчик команд</text:p>
        </text:list-item>
      </text:list>
      <text:p text:style-name="Horizontal_20_Line"/>
      <text:h text:style-name="Heading_20_2" text:outline-level="2">6️⃣ Почему это ОЧЕНЬ важно перед рефакторингом</text:h>
      <text:p text:style-name="Text_20_body">Если <text:span text:style-name="Strong_20_Emphasis">не зафиксировать это сейчас</text:span>, можно:</text:p>
      <text:p text:style-name="Text_20_body">❌ начать делать <text:span text:style-name="Source_20_Text">GET /workers</text:span><text:line-break/>❌ «починить» 405 → 200<text:line-break/>❌ сломать клиентов<text:line-break/>❌ сломать протокол</text:p>
      <text:p text:style-name="Text_20_body">Ты сейчас сделал <text:span text:style-name="Strong_20_Emphasis">самое правильное</text:span>:</text:p>
      <text:p text:style-name="Quotations">сначала понял <text:span text:style-name="Strong_20_Emphasis">что есть</text:span>,<text:line-break/>потом решаешь <text:span text:style-name="Strong_20_Emphasis">что менять</text:span>.</text:p>
      <text:p text:style-name="Text_20_body"/>
      <text:h text:style-name="Heading_20_2" text:outline-level="2">🧠 Ключевой вывод (самый важный на данный момент)</text:h>
      <text:p text:style-name="Quotations"><text:span text:style-name="Strong_20_Emphasis">Endpoint </text:span><text:span text:style-name="Strong_20_Emphasis"><text:span text:style-name="Source_20_Text">/json</text:span></text:span><text:span text:style-name="Strong_20_Emphasis"> на самом деле принимает XML-RPC, а не JSON-RPC.</text:span></text:p>
      <text:p text:style-name="Text_20_body">Название <text:span text:style-name="Source_20_Text">/json</text:span> — <text:span text:style-name="Strong_20_Emphasis">вводящее в заблуждение</text:span>.</text:p>
      <text:p text:style-name="Horizontal_20_Line"/>
      <text:h text:style-name="Heading_20_2" text:outline-level="2"><text:soft-page-break/>🧩 Почему мы можем быть в этом уверены</text:h>
      <text:h text:style-name="Heading_20_3" text:outline-level="3">1️⃣ Ответ — строго XML-RPC</text:h>
      <text:list text:style-name="L28">
        <text:list-item>
          <text:p text:style-name="P40"><text:span text:style-name="Source_20_Text">&lt;methodResponse&gt;</text:span></text:p>
        </text:list-item>
        <text:list-item>
          <text:p text:style-name="P40"><text:span text:style-name="Source_20_Text">&lt;fault&gt;</text:span></text:p>
        </text:list-item>
        <text:list-item>
          <text:p text:style-name="P40"><text:span text:style-name="Source_20_Text">faultCode</text:span>, <text:span text:style-name="Source_20_Text">faultString</text:span></text:p>
        </text:list-item>
      </text:list>
      <text:p text:style-name="Text_20_body">Это <text:span text:style-name="Strong_20_Emphasis">канонический XML-RPC fault</text:span>, не JSON-RPC.</text:p>
      <text:p text:style-name="Horizontal_20_Line"/>
      <text:h text:style-name="Heading_20_3" text:outline-level="3">2️⃣ Ошибка говорит сама за себя</text:h>
      <text:p text:style-name="P2"><text:span text:style-name="Source_20_Text">Can't deserialize input: not well-formed (invalid token): line 1, column 0</text:span></text:p>
      <text:p text:style-name="Text_20_body">👉 Сервер пытался <text:span text:style-name="Strong_20_Emphasis">парсить XML</text:span>,<text:line-break/>👉 получил <text:span text:style-name="Source_20_Text">{</text:span> в начале JSON,<text:line-break/>👉 и упал с ошибкой XML-парсинга.</text:p>
      <text:p text:style-name="Horizontal_20_Line"/>
      <text:h text:style-name="Heading_20_3" text:outline-level="3">3️⃣ Код подтверждает это</text:h>
      <text:p text:style-name="P1"><text:span text:style-name="Source_20_Text">root.putChild(b'xmlrpc', webService)</text:span></text:p>
      <text:p text:style-name="P4"><text:span text:style-name="Source_20_Text">root.putChild(b'json', webService)</text:span></text:p>
      <text:p text:style-name="Text_20_body">❗ <text:span text:style-name="Strong_20_Emphasis">Один и тот же объект </text:span><text:span text:style-name="Strong_20_Emphasis"><text:span text:style-name="Source_20_Text">Master()</text:span></text:span> повешен на оба endpoint’а.</text:p>
      <text:p text:style-name="Text_20_body">Это значит:</text:p>
      <text:list text:style-name="L29">
        <text:list-item>
          <text:p text:style-name="P41"><text:span text:style-name="Source_20_Text">/xmlrpc</text:span> — точно XML-RPC</text:p>
        </text:list-item>
        <text:list-item>
          <text:p text:style-name="P41"><text:span text:style-name="Source_20_Text">/json</text:span> — <text:span text:style-name="Strong_20_Emphasis">не отдельная реализация</text:span></text:p>
        </text:list-item>
        <text:list-item>
          <text:p text:style-name="P41"><text:span text:style-name="Source_20_Text">/json</text:span> — просто <text:span text:style-name="Strong_20_Emphasis">алиас</text:span> на тот же обработчик</text:p>
        </text:list-item>
      </text:list>
      <text:p text:style-name="Horizontal_20_Line"/>
      <text:h text:style-name="Heading_20_2" text:outline-level="2">🧠 Исторический контекст (почему так сделали)</text:h>
      <text:p text:style-name="Text_20_body">Очень типично для старых систем:</text:p>
      <text:list text:style-name="L30">
        <text:list-item>
          <text:p text:style-name="P42">сначала был <text:span text:style-name="Strong_20_Emphasis">XML-RPC</text:span></text:p>
        </text:list-item>
        <text:list-item>
          <text:p text:style-name="P42">потом кто-то решил:</text:p>
          <text:p text:style-name="P12">«давайте добавим <text:span text:style-name="Source_20_Text">/json</text:span>, вдруг понадобится»</text:p>
        </text:list-item>
        <text:list-item>
          <text:p text:style-name="P42">но <text:span text:style-name="Strong_20_Emphasis">реальной JSON-RPC реализации не сделали</text:span></text:p>
        </text:list-item>
      </text:list>
      <text:p text:style-name="Text_20_body">👉 Название осталось, протокол — нет.</text:p>
      <text:p text:style-name="Horizontal_20_Line"/>
      <text:h text:style-name="Heading_20_2" text:outline-level="2"><text:soft-page-break/>✅ Исправляем модель в голове (очень важно)</text:h>
      <text:h text:style-name="Heading_20_3" text:outline-level="3">❌ Было (ошибочное предположение)</text:h>
      <text:list text:style-name="L31">
        <text:list-item>
          <text:p text:style-name="P43"><text:span text:style-name="Source_20_Text">/json</text:span> → JSON-RPC</text:p>
        </text:list-item>
      </text:list>
      <text:h text:style-name="Heading_20_3" text:outline-level="3">✅ Стало (фактическая реальность)</text:h>
      <text:list text:style-name="L32">
        <text:list-item>
          <text:p text:style-name="P44"><text:span text:style-name="Source_20_Text">/json</text:span> → XML-RPC</text:p>
        </text:list-item>
        <text:list-item>
          <text:p text:style-name="P44"><text:span text:style-name="Source_20_Text">/xmlrpc</text:span> → XML-RPC</text:p>
        </text:list-item>
        <text:list-item>
          <text:p text:style-name="P44">JSON-RPC <text:span text:style-name="Strong_20_Emphasis">отсутствует</text:span></text:p>
        </text:list-item>
      </text:list>
      <text:p text:style-name="Horizontal_20_Line"/>
      <text:h text:style-name="Heading_20_2" text:outline-level="2">🧪 Теперь давай сделаем ПРАВИЛЬНЫЙ запрос</text:h>
      <text:h text:style-name="Heading_20_3" text:outline-level="3">Минимальный XML-RPC ping</text:h>
      <text:p text:style-name="P1"><text:span text:style-name="Source_20_Text">curl -X POST http://localhost:19211/xmlrpc \</text:span></text:p>
      <text:p text:style-name="P3"><text:span text:style-name="Source_20_Text"><text:s text:c="5"/>-H "Content-Type: text/xml" \</text:span></text:p>
      <text:p text:style-name="P3"><text:span text:style-name="Source_20_Text"><text:s text:c="5"/>-d '&lt;?xml version="1.0"?&gt;</text:span></text:p>
      <text:p text:style-name="P3"><text:span text:style-name="Source_20_Text">&lt;methodCall&gt;</text:span></text:p>
      <text:p text:style-name="P3"><text:span text:style-name="Source_20_Text"><text:s text:c="2"/>&lt;methodName&gt;ping&lt;/methodName&gt;</text:span></text:p>
      <text:p text:style-name="P3"><text:span text:style-name="Source_20_Text"><text:s text:c="2"/>&lt;params&gt;&lt;/params&gt;</text:span></text:p>
      <text:p text:style-name="P4"><text:span text:style-name="Source_20_Text">&lt;/methodCall&gt;'</text:span></text:p>
      <text:p text:style-name="Text_20_body">Если <text:span text:style-name="Source_20_Text">ping</text:span> не существует — ты получишь <text:span text:style-name="Strong_20_Emphasis">XML fault</text:span>, но <text:span text:style-name="Strong_20_Emphasis">без ошибки парсинга</text:span>.</text:p>
      <text:p text:style-name="Horizontal_20_Line"/>
      <text:h text:style-name="Heading_20_2" text:outline-level="2">🧭 Что это значит для тестов</text:h>
      <text:p text:style-name="Text_20_body">1️⃣ <text:span text:style-name="Strong_20_Emphasis">JSON-RPC тесты писать нельзя</text:span> — протокола нет<text:line-break/>2️⃣ Нужно:</text:p>
      <text:list text:style-name="L33">
        <text:list-item>
          <text:p text:style-name="P45">либо XML-RPC тесты</text:p>
        </text:list-item>
        <text:list-item>
          <text:p text:style-name="P45">либо вызывать <text:span text:style-name="Strong_20_Emphasis">реальные методы</text:span>, которые используют клиенты</text:p>
        </text:list-item>
      </text:list>
      <text:p text:style-name="Text_20_body"/>
      <text:h text:style-name="Heading_20_2" text:outline-level="2">1️⃣ Главное открытие (очень важное)</text:h>
      <text:p text:style-name="Text_20_body">Твой сервер <text:span text:style-name="Strong_20_Emphasis">НЕ использует JSON-RPC и почти НЕ использует XML-RPC</text:span>, несмотря на название классов и endpoint’ов.</text:p>
      <text:p text:style-name="Text_20_body">👉 Он использует <text:span text:style-name="Strong_20_Emphasis">кастомный HTTP API поверх Twisted</text:span>, где:</text:p>
      <text:list text:style-name="L34">
        <text:list-item>
          <text:p text:style-name="P46">логика маршрутизации делается вручную</text:p>
        </text:list-item>
        <text:list-item>
          <text:p text:style-name="P46">параметры берутся из <text:span text:style-name="Source_20_Text">request.args</text:span></text:p>
        </text:list-item>
        <text:list-item>
          <text:p text:style-name="P46">путь (<text:span text:style-name="Source_20_Text">request.path</text:span>) решает, какой метод вызвать</text:p>
        </text:list-item>
        <text:list-item>
          <text:p text:style-name="P46"><text:soft-page-break/>тело запроса <text:span text:style-name="Strong_20_Emphasis">не используется как RPC payload</text:span></text:p>
        </text:list-item>
      </text:list>
      <text:p text:style-name="Horizontal_20_Line"/>
      <text:h text:style-name="Heading_20_2" text:outline-level="2">2️⃣ Почему это НЕ XML-RPC (доказательство из кода)</text:h>
      <text:p text:style-name="Text_20_body">Ты унаследовался от:</text:p>
      <text:p text:style-name="P2"><text:span text:style-name="Source_20_Text">class Master(xmlrpc.XMLRPC):</text:span></text:p>
      <text:p text:style-name="Text_20_body">Но смотри, что происходит дальше:</text:p>
      <text:h text:style-name="Heading_20_3" text:outline-level="3">🔍 Переопределение <text:span text:style-name="Source_20_Text">render()</text:span></text:h>
      <text:p text:style-name="P2"><text:span text:style-name="Source_20_Text">def render(self, request):</text:span></text:p>
      <text:p text:style-name="Text_20_body">Это <text:span text:style-name="Strong_20_Emphasis">полностью перехватывает стандартную XML-RPC логику</text:span>.</text:p>
      <text:p text:style-name="Text_20_body">XML-RPC в Twisted работает ТОЛЬКО если:</text:p>
      <text:list text:style-name="L35">
        <text:list-item>
          <text:p text:style-name="P47">используется <text:span text:style-name="Source_20_Text">render_POST</text:span></text:p>
        </text:list-item>
        <text:list-item>
          <text:p text:style-name="P47">и парсится <text:span text:style-name="Source_20_Text">&lt;methodCall&gt;</text:span></text:p>
        </text:list-item>
      </text:list>
      <text:p text:style-name="Text_20_body">А у тебя:</text:p>
      <text:p text:style-name="P1"><text:span text:style-name="Source_20_Text">if path == "/xmlrpc/addjob" or path == "/json/addjob":</text:span></text:p>
      <text:p text:style-name="P4"><text:span text:style-name="Source_20_Text"><text:s text:c="4"/>parent = getArg("parent", "0")</text:span></text:p>
      <text:p text:style-name="Text_20_body">📌 <text:span text:style-name="Strong_20_Emphasis">Метод XML-RPC </text:span><text:span text:style-name="Strong_20_Emphasis"><text:span text:style-name="Source_20_Text">methodName</text:span></text:span><text:span text:style-name="Strong_20_Emphasis"> вообще не читается.</text:span></text:p>
      <text:p text:style-name="Horizontal_20_Line"/>
      <text:h text:style-name="Heading_20_2" text:outline-level="2">3️⃣ Что реально происходит при запросе</text:h>
      <text:h text:style-name="Heading_20_3" text:outline-level="3">Реальная модель сервера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Уровень</text:p>
            </table:table-cell>
            <table:table-cell table:style-name="Table4.A1" office:value-type="string">
              <text:p text:style-name="Table_20_Heading">Что есть</text:p>
            </table:table-cell>
          </table:table-row>
        </table:table-header-rows>
        <table:table-row>
          <table:table-cell table:style-name="Table4.A1" office:value-type="string">
            <text:p text:style-name="Table_20_Contents">HTTP</text:p>
          </table:table-cell>
          <table:table-cell table:style-name="Table4.A1" office:value-type="string">
            <text:p text:style-name="Table_20_Contents">✅</text:p>
          </table:table-cell>
        </table:table-row>
        <table:table-row>
          <table:table-cell table:style-name="Table4.A1" office:value-type="string">
            <text:p text:style-name="Table_20_Contents">REST</text:p>
          </table:table-cell>
          <table:table-cell table:style-name="Table4.A1" office:value-type="string">
            <text:p text:style-name="Table_20_Contents">❌</text:p>
          </table:table-cell>
        </table:table-row>
        <table:table-row>
          <table:table-cell table:style-name="Table4.A1" office:value-type="string">
            <text:p text:style-name="Table_20_Contents">JSON-RPC</text:p>
          </table:table-cell>
          <table:table-cell table:style-name="Table4.A1" office:value-type="string">
            <text:p text:style-name="Table_20_Contents">❌</text:p>
          </table:table-cell>
        </table:table-row>
        <table:table-row>
          <table:table-cell table:style-name="Table4.A1" office:value-type="string">
            <text:p text:style-name="Table_20_Contents">XML-RPC</text:p>
          </table:table-cell>
          <table:table-cell table:style-name="Table4.A1" office:value-type="string">
            <text:p text:style-name="Table_20_Contents">❌ (формально, но не фактически)</text:p>
          </table:table-cell>
        </table:table-row>
        <table:table-row>
          <table:table-cell table:style-name="Table4.A1" office:value-type="string">
            <text:p text:style-name="Table_20_Contents">Custom RPC over HTTP</text:p>
          </table:table-cell>
          <table:table-cell table:style-name="Table4.A1" office:value-type="string">
            <text:p text:style-name="Table_20_Contents">✅</text:p>
          </table:table-cell>
        </table:table-row>
      </table:table>
      <text:p text:style-name="Horizontal_20_Line"/>
      <text:h text:style-name="Heading_20_2" text:outline-level="2">4️⃣ Как реально вызываются методы (очень важно)</text:h>
      <text:h text:style-name="Heading_20_3" text:outline-level="3">❌ НЕ так (мы пробовали — не работает)</text:h>
      <text:p text:style-name="P1"><text:span text:style-name="Source_20_Text">&lt;methodCall&gt;</text:span></text:p>
      <text:p text:style-name="P3"><text:span text:style-name="Source_20_Text"><text:s text:c="2"/>&lt;methodName&gt;ping&lt;/methodName&gt;</text:span></text:p>
      <text:p text:style-name="P4"><text:span text:style-name="Source_20_Text">&lt;/methodCall&gt;</text:span></text:p>
      <text:h text:style-name="Heading_20_3" text:outline-level="3"><text:soft-page-break/>✅ А ВОТ ТАК (как задумал автор)</text:h>
      <text:p text:style-name="Text_20_body">Методы вызываются <text:span text:style-name="Strong_20_Emphasis">через URL + query параметры</text:span>.</text:p>
      <text:p text:style-name="Horizontal_20_Line"/>
      <text:h text:style-name="Heading_20_2" text:outline-level="2">5️⃣ Разберём один РЕАЛЬНЫЙ endpoint: <text:span text:style-name="Source_20_Text">addjob</text:span></text:h>
      <text:p text:style-name="Text_20_body">Из кода:</text:p>
      <text:p text:style-name="P2"><text:span text:style-name="Source_20_Text">if path == "/xmlrpc/addjob" or path == "/json/addjob":</text:span></text:p>
      <text:p text:style-name="Text_20_body">Значит, реальный вызов выглядит так 👇</text:p>
      <text:h text:style-name="Heading_20_3" text:outline-level="3">✔ Рабочий curl-запрос</text:h>
      <text:p text:style-name="P2"><text:span text:style-name="Source_20_Text">curl -X POST "http://localhost:19211/json/addjob?title=TestJob&amp;cmd=echo+hello"</text:span></text:p>
      <text:p text:style-name="Text_20_body">или даже так (POST не обязателен):</text:p>
      <text:p text:style-name="P2"><text:span text:style-name="Source_20_Text">curl "http://localhost:19211/json/addjob?title=TestJob&amp;cmd=echo+hello"</text:span></text:p>
      <text:p text:style-name="Text_20_body">📌 Потому что:</text:p>
      <text:list text:style-name="L36">
        <text:list-item>
          <text:p text:style-name="P48">параметры берутся из <text:span text:style-name="Source_20_Text">request.args</text:span></text:p>
        </text:list-item>
        <text:list-item>
          <text:p text:style-name="P48"><text:span text:style-name="Source_20_Text">request.args</text:span> = query string</text:p>
        </text:list-item>
        <text:list-item>
          <text:p text:style-name="P48">тело запроса игнорируется</text:p>
        </text:list-item>
      </text:list>
      <text:p text:style-name="Horizontal_20_Line"/>
      <text:h text:style-name="Heading_20_2" text:outline-level="2">6️⃣ Почему <text:span text:style-name="Source_20_Text">/json</text:span> и <text:span text:style-name="Source_20_Text">/xmlrpc</text:span> вообще существуют</text:h>
      <text:p text:style-name="Text_20_body">Посмотри внимательно:</text:p>
      <text:p text:style-name="P2"><text:span text:style-name="Source_20_Text">if path == "/xmlrpc/addjob" or path == "/json/addjob":</text:span></text:p>
      <text:p text:style-name="Text_20_body">📌 Это <text:span text:style-name="Strong_20_Emphasis">просто два префикса</text:span> для одного и того же API.</text:p>
      <text:list text:style-name="L37">
        <text:list-item>
          <text:p text:style-name="P49"><text:span text:style-name="Source_20_Text">/json/...</text:span> — для браузеров / JS</text:p>
        </text:list-item>
        <text:list-item>
          <text:p text:style-name="P49"><text:span text:style-name="Source_20_Text">/xmlrpc/...</text:span> — для старых клиентов</text:p>
        </text:list-item>
      </text:list>
      <text:p text:style-name="Text_20_body">Но <text:span text:style-name="Strong_20_Emphasis">формат данных одинаковый</text:span>.</text:p>
      <text:p text:style-name="Horizontal_20_Line"/>
      <text:h text:style-name="Heading_20_2" text:outline-level="2">7️⃣ Что делают методы <text:span text:style-name="Source_20_Text">json_*</text:span></text:h>
      <text:p text:style-name="Text_20_body">Например:</text:p>
      <text:p text:style-name="P1"><text:span text:style-name="Source_20_Text">elif path == "/json/getjobs":</text:span></text:p>
      <text:p text:style-name="P4"><text:span text:style-name="Source_20_Text"><text:s text:c="4"/>return self.json_getjobs(...)</text:span></text:p>
      <text:p text:style-name="Text_20_body">Это <text:span text:style-name="Strong_20_Emphasis">НЕ JSON-RPC</text:span>, потому что:</text:p>
      <text:list text:style-name="L38">
        <text:list-item>
          <text:p text:style-name="P50"><text:soft-page-break/>нет <text:span text:style-name="Source_20_Text">method</text:span></text:p>
        </text:list-item>
        <text:list-item>
          <text:p text:style-name="P50">нет <text:span text:style-name="Source_20_Text">id</text:span></text:p>
        </text:list-item>
        <text:list-item>
          <text:p text:style-name="P50">нет JSON envelope</text:p>
        </text:list-item>
      </text:list>
      <text:p text:style-name="Text_20_body">Это просто:</text:p>
      <text:p text:style-name="Quotations">“вернуть JSON-строку как text/plain”</text:p>
      <text:p text:style-name="Horizontal_20_Line"/>
      <text:h text:style-name="Heading_20_2" text:outline-level="2">8️⃣ Итоговая классификация сервера (очень важно зафиксировать)</text:h>
      <text:p text:style-name="Quotations">🔴 <text:span text:style-name="Strong_20_Emphasis">Это legacy custom RPC server, замаскированный под XML/JSON RPC</text:span></text:p>
      <text:p text:style-name="Text_20_body">Он:</text:p>
      <text:list text:style-name="L39">
        <text:list-item>
          <text:p text:style-name="P51">не REST</text:p>
        </text:list-item>
        <text:list-item>
          <text:p text:style-name="P51">не JSON-RPC</text:p>
        </text:list-item>
        <text:list-item>
          <text:p text:style-name="P51">не XML-RPC</text:p>
        </text:list-item>
        <text:list-item>
          <text:p text:style-name="P51">использует HTTP как транспорт</text:p>
        </text:list-item>
        <text:list-item>
          <text:p text:style-name="P51">маршрутизирует по URL</text:p>
        </text:list-item>
        <text:list-item>
          <text:p text:style-name="P51">передаёт параметры через query string</text:p>
        </text:list-item>
      </text:list>
      <text:p text:style-name="Text_20_body"/>
      <text:p text:style-name="P5">==============================================================</text:p>
      <text:p text:style-name="P5"/>
      <text:h text:style-name="P6" text:outline-level="2"/>
      <text:p text:style-name="Horizontal_20_Line"/>
      <text:p text:style-name="Text_20_body">Если хочешь, я могу сделать <text:span text:style-name="Strong_20_Emphasis">ещё один тест для bulk-операций</text:span> (<text:span text:style-name="Source_20_Text">addjobbulk</text:span>) и всех других <text:span text:style-name="Source_20_Text">/json</text:span> endpoints, чтобы покрыть сервер почти полностью перед рефакторингом.</text:p>
      <text:p text:style-name="Text_20_body">Хочешь, чтобы я это сделал?</text:p>
      <text:p text:style-name="Text_20_body"/>
      <text:p text:style-name="P5">Или можем пойти дальше и:</text:p>
      <text:p text:style-name="P5">- разобрать `Root("public_html")`</text:p>
      <text:p text:style-name="P5">- добавить **RPC-level тест**</text:p>
      <text:p text:style-name="P5">- начать вынос логики из `server.py` без риска</text:p>
      <text:p text:style-name="P5"/>
      <text:p text:style-name="P5"><text:soft-page-break/>Отлично! Вот единая сводная таблица ошибок сервера для <text:span text:style-name="Source_20_Text">/json</text:span>, <text:span text:style-name="Source_20_Text">/xmlrpc</text:span> и <text:span text:style-name="Source_20_Text">/workers</text:span> в удобном виде для регрессионного тестирования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Table_20_Heading">Endpoint / Method</text:p>
            </table:table-cell>
            <table:table-cell table:style-name="Table5.A1" office:value-type="string">
              <text:p text:style-name="Table_20_Heading">Параметры / Сценарий</text:p>
            </table:table-cell>
            <table:table-cell table:style-name="Table5.A1" office:value-type="string">
              <text:p text:style-name="Table_20_Heading">HTTP / FaultCode</text:p>
            </table:table-cell>
            <table:table-cell table:style-name="Table5.A1" office:value-type="string">
              <text:p text:style-name="Table_20_Heading">Ответ / Сообщение</text:p>
            </table:table-cell>
            <table:table-cell table:style-name="Table5.A1" office:value-type="string">
              <text:p text:style-name="Table_20_Heading">Комментарий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/json/addjob</text:span></text:p>
          </table:table-cell>
          <table:table-cell table:style-name="Table5.A1" office:value-type="string">
            <text:p text:style-name="Table_20_Contents">missing <text:span text:style-name="Source_20_Text">title</text:span></text:p>
          </table:table-cell>
          <table:table-cell table:style-name="Table5.A1" office:value-type="string">
            <text:p text:style-name="Table_20_Contents">200</text:p>
          </table:table-cell>
          <table:table-cell table:style-name="Table5.A1" office:value-type="string">
            <text:p text:style-name="Table_20_Contents">"15"</text:p>
          </table:table-cell>
          <table:table-cell table:style-name="Table5.A1" office:value-type="string">
            <text:p text:style-name="Table_20_Contents">Legacy: числовой код вместо "False"</text:p>
          </table:table-cell>
        </table:table-row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Table_20_Contents">missing <text:span text:style-name="Source_20_Text">cmd</text:span></text:p>
          </table:table-cell>
          <table:table-cell table:style-name="Table5.A1" office:value-type="string">
            <text:p text:style-name="Table_20_Contents">200</text:p>
          </table:table-cell>
          <table:table-cell table:style-name="Table5.A1" office:value-type="string">
            <text:p text:style-name="Table_20_Contents">"16"</text:p>
          </table:table-cell>
          <table:table-cell table:style-name="Table5.A1" office:value-type="string">
            <text:p text:style-name="Table_20_Contents">То же самое</text:p>
          </table:table-cell>
        </table:table-row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Table_20_Contents">empty <text:span text:style-name="Source_20_Text">title</text:span></text:p>
          </table:table-cell>
          <table:table-cell table:style-name="Table5.A1" office:value-type="string">
            <text:p text:style-name="Table_20_Contents">200</text:p>
          </table:table-cell>
          <table:table-cell table:style-name="Table5.A1" office:value-type="string">
            <text:p text:style-name="Table_20_Contents">"17"</text:p>
          </table:table-cell>
          <table:table-cell table:style-name="Table5.A1" office:value-type="string">
            <text:p text:style-name="Table_20_Contents">То же самое</text:p>
          </table:table-cell>
        </table:table-row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Table_20_Contents">empty <text:span text:style-name="Source_20_Text">cmd</text:span></text:p>
          </table:table-cell>
          <table:table-cell table:style-name="Table5.A1" office:value-type="string">
            <text:p text:style-name="Table_20_Contents">200</text:p>
          </table:table-cell>
          <table:table-cell table:style-name="Table5.A1" office:value-type="string">
            <text:p text:style-name="Table_20_Contents">"18"</text:p>
          </table:table-cell>
          <table:table-cell table:style-name="Table5.A1" office:value-type="string">
            <text:p text:style-name="Table_20_Contents">То же самое</text:p>
          </table:table-cell>
        </table:table-row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Table_20_Contents">no parameters</text:p>
          </table:table-cell>
          <table:table-cell table:style-name="Table5.A1" office:value-type="string">
            <text:p text:style-name="Table_20_Contents">200</text:p>
          </table:table-cell>
          <table:table-cell table:style-name="Table5.A1" office:value-type="string">
            <text:p text:style-name="Table_20_Contents">"19"</text:p>
          </table:table-cell>
          <table:table-cell table:style-name="Table5.A1" office:value-type="string">
            <text:p text:style-name="Table_20_Contents">То же самое</text:p>
          </table:table-cell>
        </table:table-row>
        <table:table-row>
          <table:table-cell table:style-name="Table5.A1" office:value-type="string">
            <text:p text:style-name="Table_20_Contents"><text:span text:style-name="Source_20_Text">/json/addjobbulknew</text:span></text:p>
          </table:table-cell>
          <table:table-cell table:style-name="Table5.A1" office:value-type="string">
            <text:p text:style-name="Table_20_Contents">missing <text:span text:style-name="Source_20_Text">title</text:span></text:p>
          </table:table-cell>
          <table:table-cell table:style-name="Table5.A1" office:value-type="string">
            <text:p text:style-name="Table_20_Contents">200</text:p>
          </table:table-cell>
          <table:table-cell table:style-name="Table5.A1" office:value-type="string">
            <text:p text:style-name="Table_20_Contents">"False"</text:p>
          </table:table-cell>
          <table:table-cell table:style-name="Table5.A1" office:value-type="string">
            <text:p text:style-name="Table_20_Contents">Legacy: строка "False"</text:p>
          </table:table-cell>
        </table:table-row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Table_20_Contents">missing <text:span text:style-name="Source_20_Text">cmd</text:span></text:p>
          </table:table-cell>
          <table:table-cell table:style-name="Table5.A1" office:value-type="string">
            <text:p text:style-name="Table_20_Contents">200</text:p>
          </table:table-cell>
          <table:table-cell table:style-name="Table5.A1" office:value-type="string">
            <text:p text:style-name="Table_20_Contents">"False"</text:p>
          </table:table-cell>
          <table:table-cell table:style-name="Table5.A1" office:value-type="string">
            <text:p text:style-name="Table_20_Contents">То же самое</text:p>
          </table:table-cell>
        </table:table-row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Table_20_Contents">missing <text:span text:style-name="Source_20_Text">bulkSize</text:span></text:p>
          </table:table-cell>
          <table:table-cell table:style-name="Table5.A1" office:value-type="string">
            <text:p text:style-name="Table_20_Contents">200</text:p>
          </table:table-cell>
          <table:table-cell table:style-name="Table5.A1" office:value-type="string">
            <text:p text:style-name="Table_20_Contents">"False"</text:p>
          </table:table-cell>
          <table:table-cell table:style-name="Table5.A1" office:value-type="string">
            <text:p text:style-name="Table_20_Contents">BulkSize обязательный</text:p>
          </table:table-cell>
        </table:table-row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Table_20_Contents"><text:span text:style-name="Source_20_Text">bulkSize</text:span> = 0</text:p>
          </table:table-cell>
          <table:table-cell table:style-name="Table5.A1" office:value-type="string">
            <text:p text:style-name="Table_20_Contents">200</text:p>
          </table:table-cell>
          <table:table-cell table:style-name="Table5.A1" office:value-type="string">
            <text:p text:style-name="Table_20_Contents">"False"</text:p>
          </table:table-cell>
          <table:table-cell table:style-name="Table5.A1" office:value-type="string">
            <text:p text:style-name="Table_20_Contents">BulkSize 0 — ошибка</text:p>
          </table:table-cell>
        </table:table-row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Table_20_Contents"><text:span text:style-name="Source_20_Text">bulkSize</text:span> &lt; 0</text:p>
          </table:table-cell>
          <table:table-cell table:style-name="Table5.A1" office:value-type="string">
            <text:p text:style-name="Table_20_Contents">200</text:p>
          </table:table-cell>
          <table:table-cell table:style-name="Table5.A1" office:value-type="string">
            <text:p text:style-name="Table_20_Contents">"False"</text:p>
          </table:table-cell>
          <table:table-cell table:style-name="Table5.A1" office:value-type="string">
            <text:p text:style-name="Table_20_Contents">BulkSize отрицательное</text:p>
          </table:table-cell>
        </table:table-row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Table_20_Contents"><text:span text:style-name="Source_20_Text">bulkSize</text:span> = non-numeric</text:p>
          </table:table-cell>
          <table:table-cell table:style-name="Table5.A1" office:value-type="string">
            <text:p text:style-name="Table_20_Contents">500</text:p>
          </table:table-cell>
          <table:table-cell table:style-name="Table5.A1" office:value-type="string">
            <text:p text:style-name="Table_20_Contents">ValueError</text:p>
          </table:table-cell>
          <table:table-cell table:style-name="Table5.A1" office:value-type="string">
            <text:p text:style-name="Table_20_Contents">Сервер падает</text:p>
          </table:table-cell>
        </table:table-row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Table_20_Contents">no parameters</text:p>
          </table:table-cell>
          <table:table-cell table:style-name="Table5.A1" office:value-type="string">
            <text:p text:style-name="Table_20_Contents">200</text:p>
          </table:table-cell>
          <table:table-cell table:style-name="Table5.A1" office:value-type="string">
            <text:p text:style-name="Table_20_Contents">"False"</text:p>
          </table:table-cell>
          <table:table-cell table:style-name="Table5.A1" office:value-type="string">
            <text:p text:style-name="Table_20_Contents">То же самое</text:p>
          </table:table-cell>
        </table:table-row>
        <table:table-row>
          <table:table-cell table:style-name="Table5.A1" office:value-type="string">
            <text:p text:style-name="Table_20_Contents"><text:span text:style-name="Source_20_Text">/xmlrpc</text:span></text:p>
          </table:table-cell>
          <table:table-cell table:style-name="Table5.A1" office:value-type="string">
            <text:p text:style-name="Table_20_Contents">Неизвестный метод</text:p>
          </table:table-cell>
          <table:table-cell table:style-name="Table5.A1" office:value-type="string">
            <text:p text:style-name="Table_20_Contents">8001</text:p>
          </table:table-cell>
          <table:table-cell table:style-name="Table5.A1" office:value-type="string">
            <text:p text:style-name="Table_20_Contents">"procedure not found"</text:p>
          </table:table-cell>
          <table:table-cell table:style-name="Table5.A1" office:value-type="string">
            <text:p text:style-name="Table_20_Contents">Стандартная ошибка</text:p>
          </table:table-cell>
        </table:table-row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Table_20_Contents"><text:span text:style-name="Source_20_Text">ping</text:span></text:p>
          </table:table-cell>
          <table:table-cell table:style-name="Table5.A1" office:value-type="string">
            <text:p text:style-name="Table_20_Contents">0</text:p>
          </table:table-cell>
          <table:table-cell table:style-name="Table5.A1" office:value-type="string">
            <text:p text:style-name="Table_20_Contents">"OK"</text:p>
          </table:table-cell>
          <table:table-cell table:style-name="Table5.A1" office:value-type="string">
            <text:p text:style-name="Table_20_Contents">Успешный вызов</text:p>
          </table:table-cell>
        </table:table-row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Table_20_Contents"><text:span text:style-name="Source_20_Text">addJob</text:span> некорректные параметры</text:p>
          </table:table-cell>
          <table:table-cell table:style-name="Table5.A1" office:value-type="string">
            <text:p text:style-name="Table_20_Contents">8002</text:p>
          </table:table-cell>
          <table:table-cell table:style-name="Table5.A1" office:value-type="string">
            <text:p text:style-name="Table_20_Contents">"invalid parameters"</text:p>
          </table:table-cell>
          <table:table-cell table:style-name="Table5.A1" office:value-type="string">
            <text:p text:style-name="Table_20_Contents">Legacy ошибки параметров</text:p>
          </table:table-cell>
        </table:table-row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Table_20_Contents">Любой метод с неожиданной ошибкой</text:p>
          </table:table-cell>
          <table:table-cell table:style-name="Table5.A1" office:value-type="string">
            <text:p text:style-name="Table_20_Contents">8000</text:p>
          </table:table-cell>
          <table:table-cell table:style-name="Table5.A1" office:value-type="string">
            <text:p text:style-name="Table_20_Contents">"internal error"</text:p>
          </table:table-cell>
          <table:table-cell table:style-name="Table5.A1" office:value-type="string">
            <text:p text:style-name="Table_20_Contents">Fallback для непредвиденных ошибок</text:p>
          </table:table-cell>
        </table:table-row>
        <table:table-row>
          <table:table-cell table:style-name="Table5.A1" office:value-type="string">
            <text:p text:style-name="Table_20_Contents"><text:span text:style-name="Source_20_Text">/workers/start</text:span></text:p>
          </table:table-cell>
          <table:table-cell table:style-name="Table5.A1" office:value-type="string">
            <text:p text:style-name="Table_20_Contents">воркер уже запущен</text:p>
          </table:table-cell>
          <table:table-cell table:style-name="Table5.A1" office:value-type="string">
            <text:p text:style-name="Table_20_Contents">200</text:p>
          </table:table-cell>
          <table:table-cell table:style-name="Table5.A1" office:value-type="string">
            <text:p text:style-name="Table_20_Contents">"already running"</text:p>
          </table:table-cell>
          <table:table-cell table:style-name="Table5.A1" office:value-type="string">
            <text:p text:style-name="Table_20_Contents">Сообщение о повторном запуске</text:p>
          </table:table-cell>
        </table:table-row>
        <table:table-row>
          <table:table-cell table:style-name="Table5.A1" office:value-type="string">
            <text:p text:style-name="Table_20_Contents"><text:span text:style-name="Source_20_Text">/workers/stop</text:span></text:p>
          </table:table-cell>
          <table:table-cell table:style-name="Table5.A1" office:value-type="string">
            <text:p text:style-name="Table_20_Contents">несуществующий воркер</text:p>
          </table:table-cell>
          <table:table-cell table:style-name="Table5.A1" office:value-type="string">
            <text:p text:style-name="Table_20_Contents">200</text:p>
          </table:table-cell>
          <table:table-cell table:style-name="Table5.A1" office:value-type="string">
            <text:p text:style-name="Table_20_Contents">"not found"</text:p>
          </table:table-cell>
          <table:table-cell table:style-name="Table5.A1" office:value-type="string">
            <text:p text:style-name="Table_20_Contents">Ошибка: воркер не найден</text:p>
          </table:table-cell>
        </table:table-row>
        <table:table-row>
          <table:table-cell table:style-name="Table5.A1" office:value-type="string">
            <text:p text:style-name="Table_20_Contents"><text:span text:style-name="Source_20_Text">/workers/clear</text:span></text:p>
          </table:table-cell>
          <table:table-cell table:style-name="Table5.A1" office:value-type="string">
            <text:p text:style-name="Table_20_Contents">отсутствующий воркер</text:p>
          </table:table-cell>
          <table:table-cell table:style-name="Table5.A1" office:value-type="string">
            <text:p text:style-name="Table_20_Contents">200</text:p>
          </table:table-cell>
          <table:table-cell table:style-name="Table5.A1" office:value-type="string">
            <text:p text:style-name="Table_20_Contents">"not found"</text:p>
          </table:table-cell>
          <table:table-cell table:style-name="Table5.A1" office:value-type="string">
            <text:p text:style-name="Table_20_Contents">То же самое</text:p>
          </table:table-cell>
        </table:table-row>
        <table:table-row>
          <table:table-cell table:style-name="Table5.A1" office:value-type="string">
            <text:p text:style-name="Table_20_Contents"><text:span text:style-name="Source_20_Text">/workers/любой некорректный</text:span></text:p>
          </table:table-cell>
          <table:table-cell table:style-name="Table5.A1" office:value-type="string">
            <text:p text:style-name="Table_20_Contents">любые параметры</text:p>
          </table:table-cell>
          <table:table-cell table:style-name="Table5.A1" office:value-type="string">
            <text:p text:style-name="Table_20_Contents">500 или 200</text:p>
          </table:table-cell>
          <table:table-cell table:style-name="Table5.A1" office:value-type="string">
            <text:p text:style-name="Table_20_Contents">"False"</text:p>
          </table:table-cell>
          <table:table-cell table:style-name="Table5.A1" office:value-type="string">
            <text:p text:style-name="Table_20_Contents">В зависимости от состояния сервера</text:p>
          </table:table-cell>
        </table:table-row>
      </table:table>
      <text:p text:style-name="P5"/>
      <text:p text:style-name="P5"/>
      <text:h text:style-name="P8" text:outline-level="2">1️⃣ Логическая модель Coalition (как у пользователя)</text:h>
      <text:p text:style-name="Text_20_body">С точки зрения пользователя Coalition:</text:p>
      <text:list text:style-name="L40">
        <text:list-item>
          <text:p text:style-name="P53"><text:soft-page-break/><text:span text:style-name="Strong_20_Emphasis">Нет “одиночных” заданий</text:span></text:p>
        </text:list-item>
        <text:list-item>
          <text:p text:style-name="P53">Любое задание — <text:span text:style-name="Strong_20_Emphasis">составное</text:span></text:p>
        </text:list-item>
        <text:list-item>
          <text:p text:style-name="P53">Оно состоит из <text:span text:style-name="Strong_20_Emphasis">одного или нескольких балков</text:span></text:p>
        </text:list-item>
        <text:list-item>
          <text:p text:style-name="P53">Даже если балк один — это всё равно составное задание</text:p>
        </text:list-item>
      </text:list>
      <text:p text:style-name="Text_20_body">👉 Значит, на уровне предметной области:</text:p>
      <text:p text:style-name="P1"><text:span text:style-name="Source_20_Text">Composite Job</text:span></text:p>
      <text:p text:style-name="P3"><text:span text:style-name="Source_20_Text"><text:s/>├── Bulk (1)</text:span></text:p>
      <text:p text:style-name="P3"><text:span text:style-name="Source_20_Text"><text:s/>├── Bulk (2)</text:span></text:p>
      <text:p text:style-name="P4"><text:span text:style-name="Source_20_Text"><text:s/>└── Bulk (N)</text:span></text:p>
      <text:p text:style-name="Horizontal_20_Line"/>
      <text:h text:style-name="Heading_20_2" text:outline-level="2">2️⃣ Что такое <text:span text:style-name="Source_20_Text">job</text:span> и <text:span text:style-name="Source_20_Text">jobbulk</text:span> на самом деле</text:h>
      <text:h text:style-name="Heading_20_3" text:outline-level="3">🔹 <text:span text:style-name="Source_20_Text">job</text:span> (в API сервера)</text:h>
      <text:list text:style-name="L41">
        <text:list-item>
          <text:p text:style-name="P54">Это <text:span text:style-name="Strong_20_Emphasis">не задание пользователя</text:span></text:p>
        </text:list-item>
        <text:list-item>
          <text:p text:style-name="P54">Это:</text:p>
          <text:list>
            <text:list-item>
              <text:p text:style-name="P54">подзадание</text:p>
            </text:list-item>
            <text:list-item>
              <text:p text:style-name="P54">или <text:span text:style-name="Strong_20_Emphasis">один балк</text:span></text:p>
            </text:list-item>
            <text:list-item>
              <text:p text:style-name="P54">или минимальная единица исполнения для worker’а</text:p>
            </text:list-item>
          </text:list>
        </text:list-item>
      </text:list>
      <text:p text:style-name="Text_20_body">💡 Правильнее думать так:</text:p>
      <text:p text:style-name="Quotations"><text:span text:style-name="Strong_20_Emphasis">job = executable unit / bulk / shard</text:span></text:p>
      <text:p text:style-name="Horizontal_20_Line"/>
      <text:h text:style-name="Heading_20_3" text:outline-level="3">🔹 <text:span text:style-name="Source_20_Text">jobbulk</text:span> (<text:span text:style-name="Source_20_Text">addjobbulknew</text:span>)</text:h>
      <text:list text:style-name="L42">
        <text:list-item>
          <text:p text:style-name="P55">Это <text:span text:style-name="Strong_20_Emphasis">настоящее пользовательское задание</text:span></text:p>
        </text:list-item>
        <text:list-item>
          <text:p text:style-name="P55">То, что пользователь реально «добавляет»</text:p>
        </text:list-item>
        <text:list-item>
          <text:p text:style-name="P55">Оно:</text:p>
          <text:list>
            <text:list-item>
              <text:p text:style-name="P55">порождает <text:span text:style-name="Strong_20_Emphasis">1 или N job</text:span></text:p>
            </text:list-item>
            <text:list-item>
              <text:p text:style-name="P55">управляется как единое целое</text:p>
            </text:list-item>
            <text:list-item>
              <text:p text:style-name="P55">имеет общий <text:span text:style-name="Source_20_Text">title</text:span>, <text:span text:style-name="Source_20_Text">cmd</text:span>, метаданные</text:p>
            </text:list-item>
          </text:list>
        </text:list-item>
      </text:list>
      <text:p text:style-name="Text_20_body">💡 Поэтому твоя формулировка очень точная:</text:p>
      <text:p text:style-name="Quotations"><text:span text:style-name="Strong_20_Emphasis">jobbulk — это составное задание, состоящее из одного или нескольких job (балков)</text:span></text:p>
      <text:p text:style-name="Horizontal_20_Line"/>
      <text:h text:style-name="Heading_20_2" text:outline-level="2"><text:soft-page-break/>3️⃣ Почему API выглядит «криво»</text:h>
      <text:p text:style-name="Text_20_body">Исторически сервер выглядит так, будто:</text:p>
      <text:list text:style-name="L43">
        <text:list-item>
          <text:p text:style-name="P56">сначала появился <text:span text:style-name="Source_20_Text">addjob</text:span> (одиночные job)</text:p>
        </text:list-item>
        <text:list-item>
          <text:p text:style-name="P56">потом поверх него «нарастили» <text:span text:style-name="Source_20_Text">addjobbulknew</text:span></text:p>
        </text:list-item>
        <text:list-item>
          <text:p text:style-name="P56">но <text:span text:style-name="Strong_20_Emphasis">старый API не убрали</text:span></text:p>
        </text:list-item>
      </text:list>
      <text:p text:style-name="Text_20_body">Из-за этого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Endpoint</text:p>
            </table:table-cell>
            <table:table-cell table:style-name="Table6.A1" office:value-type="string">
              <text:p text:style-name="Table_20_Heading">Реальный смысл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/json/addjob</text:span></text:p>
          </table:table-cell>
          <table:table-cell table:style-name="Table6.A1" office:value-type="string">
            <text:p text:style-name="Table_20_Contents">низкоуровневый internal API</text:p>
          </table:table-cell>
        </table:table-row>
        <table:table-row>
          <table:table-cell table:style-name="Table6.A1" office:value-type="string">
            <text:p text:style-name="Table_20_Contents"><text:span text:style-name="Source_20_Text">/json/addjobbulknew</text:span></text:p>
          </table:table-cell>
          <table:table-cell table:style-name="Table6.A1" office:value-type="string">
            <text:p text:style-name="Table_20_Contents"><text:span text:style-name="Strong_20_Emphasis">правильный пользовательский API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/json/getjobs</text:span></text:p>
          </table:table-cell>
          <table:table-cell table:style-name="Table6.A1" office:value-type="string">
            <text:p text:style-name="Table_20_Contents">возвращает <text:span text:style-name="Strong_20_Emphasis">балки</text:span>, а не «задания»</text:p>
          </table:table-cell>
        </table:table-row>
      </table:table>
      <text:p text:style-name="Text_20_body">Это нормально для зрелых систем, но требует <text:span text:style-name="Strong_20_Emphasis">правильного мышления при тестировании</text:span>.</text:p>
      <text:p text:style-name="Horizontal_20_Line"/>
      <text:h text:style-name="Heading_20_2" text:outline-level="2">4️⃣ Что мы уже сделали правильно ✅</text:h>
      <text:p text:style-name="Text_20_body">Да, мы <text:span text:style-name="Strong_20_Emphasis">зафиксировали поведение сервера тестами</text:span>:</text:p>
      <text:list text:style-name="L44">
        <text:list-item>
          <text:p text:style-name="P57">✔️ Мы приняли сервер как <text:span text:style-name="Strong_20_Emphasis">black box</text:span></text:p>
        </text:list-item>
        <text:list-item>
          <text:p text:style-name="P57">✔️ Мы не «исправляли» поведение, а <text:span text:style-name="Strong_20_Emphasis">описали его</text:span></text:p>
        </text:list-item>
        <text:list-item>
          <text:p text:style-name="P57">✔️ Мы зафиксировали:</text:p>
          <text:list>
            <text:list-item>
              <text:p text:style-name="P57">странные HTTP-коды</text:p>
            </text:list-item>
            <text:list-item>
              <text:p text:style-name="P57">различия между <text:span text:style-name="Source_20_Text">False</text:span>, ID, 500</text:p>
            </text:list-item>
            <text:list-item>
              <text:p text:style-name="P57">несовпадения между endpoint’ами</text:p>
            </text:list-item>
          </text:list>
        </text:list-item>
      </text:list>
      <text:p text:style-name="Text_20_body">Это и есть <text:span text:style-name="Strong_20_Emphasis">characterization testing</text:span> — высший пилотаж при работе с legacy.</text:p>
      <text:p text:style-name="Horizontal_20_Line"/>
      <text:h text:style-name="Heading_20_2" text:outline-level="2">5️⃣ Как теперь правильно говорить и думать</text:h>
      <text:p text:style-name="Text_20_body">Я бы предложил такой словарь (очень полезно для тестов и документации):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Термин</text:p>
            </table:table-cell>
            <table:table-cell table:style-name="Table7.A1" office:value-type="string">
              <text:p text:style-name="Table_20_Heading">Что это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Composite job</text:span></text:p>
          </table:table-cell>
          <table:table-cell table:style-name="Table7.A1" office:value-type="string">
            <text:p text:style-name="Table_20_Contents">пользовательское задание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Bulk</text:span></text:p>
          </table:table-cell>
          <table:table-cell table:style-name="Table7.A1" office:value-type="string">
            <text:p text:style-name="Table_20_Contents">логическая часть composite job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Job</text:span></text:p>
          </table:table-cell>
          <table:table-cell table:style-name="Table7.A1" office:value-type="string">
            <text:p text:style-name="Table_20_Contents">исполняемая единица (то, что видит worker)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addjob</text:span></text:p>
          </table:table-cell>
          <table:table-cell table:style-name="Table7.A1" office:value-type="string">
            <text:p text:style-name="Table_20_Contents">low-level API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addjobbulknew</text:span></text:p>
          </table:table-cell>
          <table:table-cell table:style-name="Table7.A1" office:value-type="string">
            <text:p text:style-name="Table_20_Contents">high-level API</text:p>
          </table:table-cell>
        </table:table-row>
      </table:table>
      <text:p text:style-name="Text_20_body">И в тестах можно прямо писать это в комментариях.</text:p>
      <text:p text:style-name="P5"/>
      <text:h text:style-name="Heading_20_2" text:outline-level="2"><text:soft-page-break/>Что дальше (логичный следующий шаг)</text:h>
      <text:p text:style-name="Text_20_body">Я предлагаю один из трёх путей — скажи номер:</text:p>
      <text:p text:style-name="Text_20_body"><text:line-break/>2️⃣ Выделить <text:span text:style-name="Source_20_Text">create_reactor()</text:span> / <text:span text:style-name="Source_20_Text">startServer()</text:span> для будущего рефакторинга<text:line-break/>3️⃣ Добавить <text:span text:style-name="Strong_20_Emphasis">healthcheck endpoint </text:span><text:span text:style-name="Strong_20_Emphasis"><text:span text:style-name="Source_20_Text">/health</text:span></text:span> (без ломки старого кода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9T13:33:35.762766540</meta:creation-date>
    <dc:date>2025-12-20T08:32:17.809788550</dc:date>
    <meta:editing-duration>PT7H38M35S</meta:editing-duration>
    <meta:editing-cycles>12</meta:editing-cycles>
    <meta:generator>LibreOffice/24.2.7.2$Linux_X86_64 LibreOffice_project/420$Build-2</meta:generator>
    <meta:document-statistic meta:table-count="7" meta:image-count="0" meta:object-count="0" meta:page-count="18" meta:paragraph-count="559" meta:word-count="2369" meta:character-count="15363" meta:non-whitespace-character-count="13596"/>
  </office:meta>
</office:document-meta>
</file>